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6.34pt"/>
    </style:style>
    <style:style style:name="co2" style:family="table-column">
      <style:table-column-properties fo:break-before="auto" style:column-width="245.96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83.51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201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c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c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0">
      <style:table-cell-properties fo:border-bottom="0.74pt solid #000000" fo:background-color="#ffc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 style:data-style-name="N125">
      <style:table-cell-properties style:rotation-align="none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="0.99pt solid #000000"/>
    </style:style>
    <style:style style:name="ce2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125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125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3" table:number-columns-repeated="1018" table:default-cell-style-name="Default"/>
        <table:table-header-rows>
          <table:table-row table:style-name="ro1">
            <table:table-cell table:style-name="ce1" office:value-type="string" calcext:value-type="string">
              <text:p>Program</text:p>
            </table:table-cell>
            <table:table-cell table:style-name="ce9" office:value-type="string" calcext:value-type="string">
              <text:p>Category Name</text:p>
            </table:table-cell>
            <table:table-cell table:style-name="ce10" office:value-type="string" calcext:value-type="string">
              <text:p>Category</text:p>
            </table:table-cell>
            <table:table-cell table:style-name="ce9" office:value-type="string" calcext:value-type="string">
              <text:p>Expense/Revenue</text:p>
            </table:table-cell>
            <table:table-cell table:style-name="ce17" office:value-type="float" office:value="2014" calcext:value-type="float">
              <text:p>2014</text:p>
            </table:table-cell>
            <table:table-cell table:number-columns-repeated="1019"/>
          </table:table-row>
        </table:table-header-rows>
        <table:table-row table:style-name="ro1">
          <table:table-cell table:style-name="ce2" office:value-type="string" calcext:value-type="string">
            <text:p>311 Toronto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22518.4" calcext:value-type="float">
            <text:p>22,5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1357.01" calcext:value-type="float">
            <text:p>21,3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8526.48" calcext:value-type="float">
            <text:p>178,5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046320" calcext:value-type="float">
            <text:p>(5,046,32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647.92" calcext:value-type="float">
            <text:p>17,6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914821.38" calcext:value-type="float">
            <text:p>15,914,8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645756.12" calcext:value-type="float">
            <text:p>1,645,7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0.13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311 Toronto</text:p>
          </table:table-cell>
          <table:table-cell table:style-name="ce7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469286.75" calcext:value-type="float">
            <text:p>(2,469,287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399000" calcext:value-type="float">
            <text:p>(399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703.1" calcext:value-type="float">
            <text:p>4,7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43.98" calcext:value-type="float">
            <text:p>2,0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21806" calcext:value-type="float">
            <text:p>321,8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2653" calcext:value-type="float">
            <text:p>(122,653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2922.7" calcext:value-type="float">
            <text:p>12,9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26700" calcext:value-type="float">
            <text:p>(1,026,7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30128.23" calcext:value-type="float">
            <text:p>2,230,12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ffordable Housing Office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171548.85" calcext:value-type="float">
            <text:p>171,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na Boards of Management</text:p>
          </table:table-cell>
          <table:table-cell table:style-name="ce5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562023" calcext:value-type="float">
            <text:p>562,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65887.55" calcext:value-type="float">
            <text:p>265,8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085" calcext:value-type="float">
            <text:p>40,0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82589.12" calcext:value-type="float">
            <text:p>2,082,5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185080.34" calcext:value-type="float">
            <text:p>4,185,08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31928.95" calcext:value-type="float">
            <text:p>1,031,9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92167.79" calcext:value-type="float">
            <text:p>(992,168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rena Boards of Man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7271234.95" calcext:value-type="float">
            <text:p>(7,271,235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sociation of Community Centr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339488.79" calcext:value-type="float">
            <text:p>(339,48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5850" calcext:value-type="float">
            <text:p>25,8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337" calcext:value-type="float">
            <text:p>3,3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36597" calcext:value-type="float">
            <text:p>436,5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000" calcext:value-type="float">
            <text:p>7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372022" calcext:value-type="float">
            <text:p>6,372,0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47770.79" calcext:value-type="float">
            <text:p>947,7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00" calcext:value-type="float">
            <text:p>(1,5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ssociation of Community Centr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81700" calcext:value-type="float">
            <text:p>(281,7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ditor General's Office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6840.75" calcext:value-type="float">
            <text:p>6,8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ditor General's Off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953.6" calcext:value-type="float">
            <text:p>7,9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ditor General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272.44" calcext:value-type="float">
            <text:p>22,2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ditor General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708.12" calcext:value-type="float">
            <text:p>15,7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uditor General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541766.04" calcext:value-type="float">
            <text:p>4,541,76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ditor General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90542.46" calcext:value-type="float">
            <text:p>90,5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9570000" calcext:value-type="float">
            <text:p>(29,57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Contribution To Capital</text:p>
          </table:table-cell>
          <table:table-cell table:style-name="ce12" office:value-type="string" calcext:value-type="string">
            <text:p>505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40366500" calcext:value-type="float">
            <text:p>240,366,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911638" calcext:value-type="float">
            <text:p>18,911,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70223" calcext:value-type="float">
            <text:p>470,2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874457" calcext:value-type="float">
            <text:p>(2,874,45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28586000.08" calcext:value-type="float">
            <text:p>428,586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431000" calcext:value-type="float">
            <text:p>(1,431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apital &amp; Corporate Financing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319222" calcext:value-type="float">
            <text:p>(2,319,222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5919025" calcext:value-type="float">
            <text:p>(15,919,02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78949" calcext:value-type="float">
            <text:p>1,178,9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30320" calcext:value-type="float">
            <text:p>630,3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583460" calcext:value-type="float">
            <text:p>3,583,46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200000" calcext:value-type="float">
            <text:p>(10,2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591699" calcext:value-type="float">
            <text:p>2,591,6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94500" calcext:value-type="float">
            <text:p>694,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98298770" calcext:value-type="float">
            <text:p>(298,298,77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0237542.1" calcext:value-type="float">
            <text:p>80,237,5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32816717.78" calcext:value-type="float">
            <text:p>332,816,7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61500" calcext:value-type="float">
            <text:p>(1,561,5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ildren's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9037500" calcext:value-type="float">
            <text:p>(19,037,5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ty Clerk's Offic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5580191.67" calcext:value-type="float">
            <text:p>(15,580,19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48899.32" calcext:value-type="float">
            <text:p>448,8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61685.27" calcext:value-type="float">
            <text:p>561,6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97218.93" calcext:value-type="float">
            <text:p>2,297,2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846652.02" calcext:value-type="float">
            <text:p>(9,846,65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21760.14" calcext:value-type="float">
            <text:p>1,821,76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917.04" calcext:value-type="float">
            <text:p>40,9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4062665.56" calcext:value-type="float">
            <text:p>44,062,6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241986.88" calcext:value-type="float">
            <text:p>11,241,9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10782.23" calcext:value-type="float">
            <text:p>(910,78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54000" calcext:value-type="float">
            <text:p>(1,154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ity Clerk's Off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572888.48" calcext:value-type="float">
            <text:p>(572,88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ty Council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330000" calcext:value-type="float">
            <text:p>(2,33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ouncil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1629.8" calcext:value-type="float">
            <text:p>91,6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ouncil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2000" calcext:value-type="float">
            <text:p>92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ounci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44218.7" calcext:value-type="float">
            <text:p>244,2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ounci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259606.8" calcext:value-type="float">
            <text:p>1,259,6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Council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208462.2" calcext:value-type="float">
            <text:p>20,208,46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ity Council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391500" calcext:value-type="float">
            <text:p>391,5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ty Manager's Offic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698000" calcext:value-type="float">
            <text:p>(698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1306.58" calcext:value-type="float">
            <text:p>91,3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4561.65" calcext:value-type="float">
            <text:p>144,5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850.37" calcext:value-type="float">
            <text:p>(17,85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57551.71" calcext:value-type="float">
            <text:p>257,5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07520.22" calcext:value-type="float">
            <text:p>(3,707,52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9002.99" calcext:value-type="float">
            <text:p>199,00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1314726.65" calcext:value-type="float">
            <text:p>51,314,7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394517.68" calcext:value-type="float">
            <text:p>3,394,5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8633.08" calcext:value-type="float">
            <text:p>(158,633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151872.85" calcext:value-type="float">
            <text:p>(4,151,87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ity Manager's Off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5900" calcext:value-type="float">
            <text:p>(15,9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924032" calcext:value-type="float">
            <text:p>(924,03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4116.85" calcext:value-type="float">
            <text:p>64,1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63543.98" calcext:value-type="float">
            <text:p>163,5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32666.31" calcext:value-type="float">
            <text:p>932,6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7729.05" calcext:value-type="float">
            <text:p>187,7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0700" calcext:value-type="float">
            <text:p>400,7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314373.91" calcext:value-type="float">
            <text:p>37,314,3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544237.52" calcext:value-type="float">
            <text:p>2,544,2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98350.06" calcext:value-type="float">
            <text:p>(898,35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278563.07" calcext:value-type="float">
            <text:p>(2,278,56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ity Plann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1898094.32" calcext:value-type="float">
            <text:p>(21,898,094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urt Services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70641.81" calcext:value-type="float">
            <text:p>70,6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7525.02" calcext:value-type="float">
            <text:p>67,5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1793287.55" calcext:value-type="float">
            <text:p>21,793,2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445341.97" calcext:value-type="float">
            <text:p>(5,445,34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7396.43" calcext:value-type="float">
            <text:p>177,3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20187.49" calcext:value-type="float">
            <text:p>1,920,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371615.98" calcext:value-type="float">
            <text:p>20,371,6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413638" calcext:value-type="float">
            <text:p>9,413,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1773822.35" calcext:value-type="float">
            <text:p>(61,773,822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urt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378290.51" calcext:value-type="float">
            <text:p>(378,291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conomic Development &amp; Cultur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0520934" calcext:value-type="float">
            <text:p>(10,520,934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30061.34" calcext:value-type="float">
            <text:p>930,0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7604.39" calcext:value-type="float">
            <text:p>157,60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81672" calcext:value-type="float">
            <text:p>(1,181,672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29545.26" calcext:value-type="float">
            <text:p>429,54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13366.49" calcext:value-type="float">
            <text:p>(613,366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35530.2" calcext:value-type="float">
            <text:p>1,435,53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1285057.42" calcext:value-type="float">
            <text:p>31,285,05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Other Subsidies</text:p>
          </table:table-cell>
          <table:table-cell table:style-name="ce12" office:value-type="string" calcext:value-type="string">
            <text:p>8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000" calcext:value-type="float">
            <text:p>(37,000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050200" calcext:value-type="float">
            <text:p>(3,050,200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6601861.07" calcext:value-type="float">
            <text:p>26,601,86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554426.8" calcext:value-type="float">
            <text:p>11,554,42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24329.47" calcext:value-type="float">
            <text:p>(4,824,329)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Economic Development &amp; Cultu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36000" calcext:value-type="float">
            <text:p>(1,036,000)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conomic Development &amp; Cultur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437663.58" calcext:value-type="float">
            <text:p>(2,437,664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gineering &amp; Construction Services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778685.57" calcext:value-type="float">
            <text:p>778,6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51415.6" calcext:value-type="float">
            <text:p>251,4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36389.5" calcext:value-type="float">
            <text:p>3,736,3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01756.01" calcext:value-type="float">
            <text:p>(2,301,75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99613.07" calcext:value-type="float">
            <text:p>399,6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6977632.21" calcext:value-type="float">
            <text:p>56,977,6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458164.68" calcext:value-type="float">
            <text:p>3,458,16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118646.6" calcext:value-type="float">
            <text:p>(3,118,64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6271563.79" calcext:value-type="float">
            <text:p>(46,271,564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ngineering &amp; Construction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6305600.51" calcext:value-type="float">
            <text:p>(6,305,601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591536.41" calcext:value-type="float">
            <text:p>(2,591,53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2" office:value-type="string" calcext:value-type="string">
            <text:p>505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00000.04" calcext:value-type="float">
            <text:p>50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21856.16" calcext:value-type="float">
            <text:p>1,921,85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6840.04" calcext:value-type="float">
            <text:p>176,8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273093" calcext:value-type="float">
            <text:p>4,273,0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-12792981.33" calcext:value-type="float">
            <text:p>(12,792,98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1992202.26" calcext:value-type="float">
            <text:p>31,992,2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367044.21" calcext:value-type="float">
            <text:p>18,367,04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xhibition Pla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41946517.59" calcext:value-type="float">
            <text:p>(41,946,51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1865855.36" calcext:value-type="float">
            <text:p>(11,865,85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27632.88" calcext:value-type="float">
            <text:p>1,827,6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30964.35" calcext:value-type="float">
            <text:p>530,9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20480" calcext:value-type="float">
            <text:p>(220,48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35168.01" calcext:value-type="float">
            <text:p>1,735,1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9244019.82" calcext:value-type="float">
            <text:p>(49,244,02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8359696.06" calcext:value-type="float">
            <text:p>28,359,6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593960.34" calcext:value-type="float">
            <text:p>7,593,96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80000" calcext:value-type="float">
            <text:p>(18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3140161.41" calcext:value-type="float">
            <text:p>83,140,1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5559315.62" calcext:value-type="float">
            <text:p>65,559,3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633089.1" calcext:value-type="float">
            <text:p>(9,633,08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170964.85" calcext:value-type="float">
            <text:p>(9,170,965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acilities, Real Estate, Environment &amp; Energ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43113389.53" calcext:value-type="float">
            <text:p>(43,113,39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87900" calcext:value-type="float">
            <text:p>(187,9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835899.64" calcext:value-type="float">
            <text:p>8,835,9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39590.94" calcext:value-type="float">
            <text:p>839,5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435100" calcext:value-type="float">
            <text:p>7,435,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85924.04" calcext:value-type="float">
            <text:p>(385,92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027000.16" calcext:value-type="float">
            <text:p>8,027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00000" calcext:value-type="float">
            <text:p>(4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93961314.13" calcext:value-type="float">
            <text:p>393,961,3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435909.78" calcext:value-type="float">
            <text:p>6,435,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0799.96" calcext:value-type="float">
            <text:p>(110,8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ire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3548915" calcext:value-type="float">
            <text:p>(13,548,915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eet Services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655559" calcext:value-type="float">
            <text:p>655,5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4124" calcext:value-type="float">
            <text:p>114,1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67071" calcext:value-type="float">
            <text:p>567,0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4769729" calcext:value-type="float">
            <text:p>(44,769,72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1609754.83" calcext:value-type="float">
            <text:p>21,609,7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067419" calcext:value-type="float">
            <text:p>17,067,4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774969.17" calcext:value-type="float">
            <text:p>7,774,9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903295" calcext:value-type="float">
            <text:p>(2,903,295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leet Services</text:p>
          </table:table-cell>
          <table:table-cell table:style-name="ce7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15873" calcext:value-type="float">
            <text:p>(115,873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itage Toronto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3225" calcext:value-type="float">
            <text:p>(13,22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00.01" calcext:value-type="float">
            <text:p>1,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0000" calcext:value-type="float">
            <text:p>(7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0399.79" calcext:value-type="float">
            <text:p>70,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224.99" calcext:value-type="float">
            <text:p>19,2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6199.99" calcext:value-type="float">
            <text:p>(36,2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50300" calcext:value-type="float">
            <text:p>550,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33500.2" calcext:value-type="float">
            <text:p>133,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0799.99" calcext:value-type="float">
            <text:p>(150,8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eritage Toronto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92500.01" calcext:value-type="float">
            <text:p>(192,5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ormation &amp; Technology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4815289.99" calcext:value-type="float">
            <text:p>(4,815,29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4851.69" calcext:value-type="float">
            <text:p>104,8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43971.84" calcext:value-type="float">
            <text:p>1,143,9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77318.7" calcext:value-type="float">
            <text:p>477,3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913569.14" calcext:value-type="float">
            <text:p>(12,913,56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84905.1" calcext:value-type="float">
            <text:p>284,9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95.7" calcext:value-type="float">
            <text:p>3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3687325.64" calcext:value-type="float">
            <text:p>83,687,3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4734721.64" calcext:value-type="float">
            <text:p>24,734,7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26348.97" calcext:value-type="float">
            <text:p>(726,34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335890.55" calcext:value-type="float">
            <text:p>(23,335,891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formation &amp; Technolog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03061.47" calcext:value-type="float">
            <text:p>(103,061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grity Commissioner's Office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4192.15" calcext:value-type="float">
            <text:p>4,1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grity Commissioner's Off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0.97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grity Commissioner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grity Commissione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35.15" calcext:value-type="float">
            <text:p>1,5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grity Commissione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8021.39" calcext:value-type="float">
            <text:p>278,02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grity Commissione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14923.07" calcext:value-type="float">
            <text:p>14,9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8882.49" calcext:value-type="float">
            <text:p>58,88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5587.33" calcext:value-type="float">
            <text:p>105,5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054000" calcext:value-type="float">
            <text:p>7,054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1795330" calcext:value-type="float">
            <text:p>(21,795,33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7330.76" calcext:value-type="float">
            <text:p>407,3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8002886.71" calcext:value-type="float">
            <text:p>38,002,8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15783.5" calcext:value-type="float">
            <text:p>1,415,7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74119" calcext:value-type="float">
            <text:p>(2,474,11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07956" calcext:value-type="float">
            <text:p>(807,956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egal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473908" calcext:value-type="float">
            <text:p>(2,473,90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809386.95" calcext:value-type="float">
            <text:p>1,809,3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60900" calcext:value-type="float">
            <text:p>2,260,9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85970.75" calcext:value-type="float">
            <text:p>585,9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9100" calcext:value-type="float">
            <text:p>(69,1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438355" calcext:value-type="float">
            <text:p>18,438,3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5350" calcext:value-type="float">
            <text:p>145,3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37075384" calcext:value-type="float">
            <text:p>(137,075,38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9823840.77" calcext:value-type="float">
            <text:p>189,823,8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735732.18" calcext:value-type="float">
            <text:p>18,735,7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42900" calcext:value-type="float">
            <text:p>(142,9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60000" calcext:value-type="float">
            <text:p>(260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ng Term Care Homes &amp;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48462422" calcext:value-type="float">
            <text:p>(48,462,422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yor's Office</text:p>
          </table:table-cell>
          <table:table-cell table:style-name="ce5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yor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607" calcext:value-type="float">
            <text:p>7,6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yo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581.17" calcext:value-type="float">
            <text:p>6,58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yo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29724.75" calcext:value-type="float">
            <text:p>1,029,7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yo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44085.81" calcext:value-type="float">
            <text:p>44,0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0000.04" calcext:value-type="float">
            <text:p>(2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48184.2" calcext:value-type="float">
            <text:p>848,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6508.42" calcext:value-type="float">
            <text:p>186,5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578269.75" calcext:value-type="float">
            <text:p>4,578,2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10460.66" calcext:value-type="float">
            <text:p>(1,510,46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725155.21" calcext:value-type="float">
            <text:p>(23,725,15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91185.87" calcext:value-type="float">
            <text:p>1,191,1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3999.98" calcext:value-type="float">
            <text:p>194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1176396.44" calcext:value-type="float">
            <text:p>41,176,39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71480.05" calcext:value-type="float">
            <text:p>1,871,48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03053.01" calcext:value-type="float">
            <text:p>(403,05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unicipal Licensing &amp; Standard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3310044.15" calcext:value-type="float">
            <text:p>(3,310,044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38473491.43" calcext:value-type="float">
            <text:p>(138,473,49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1732600" calcext:value-type="float">
            <text:p>91,732,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4859939" calcext:value-type="float">
            <text:p>(14,859,93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2527874" calcext:value-type="float">
            <text:p>62,527,8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0000" calcext:value-type="float">
            <text:p>20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35965551" calcext:value-type="float">
            <text:p>135,965,5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4859939" calcext:value-type="float">
            <text:p>(14,859,93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2841300" calcext:value-type="float">
            <text:p>52,841,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35785845.43" calcext:value-type="float">
            <text:p>335,785,8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4809482" calcext:value-type="float">
            <text:p>(44,809,482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n-Program Expenditur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449836" calcext:value-type="float">
            <text:p>(1,449,83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97600000" calcext:value-type="float">
            <text:p>(97,6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-327" calcext:value-type="float">
            <text:p>(32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208747" calcext:value-type="float">
            <text:p>3,208,7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5299700" calcext:value-type="float">
            <text:p>(35,299,7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446608" calcext:value-type="float">
            <text:p>(4,446,60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90000" calcext:value-type="float">
            <text:p>29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767329" calcext:value-type="float">
            <text:p>5,767,3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69138764.29" calcext:value-type="float">
            <text:p>(869,138,764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n-Program Revenu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871534" calcext:value-type="float">
            <text:p>(1,871,534)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Property Tax</text:p>
          </table:table-cell>
          <table:table-cell table:style-name="ce5" office:value-type="string" calcext:value-type="string">
            <text:p>Property Tax</text:p>
          </table:table-cell>
          <table:table-cell table:style-name="ce11" office:value-type="string" calcext:value-type="string">
            <text:p>940A</text:p>
          </table:table-cell>
          <table:table-cell table:style-name="ce14" office:value-type="string" calcext:value-type="string">
            <text:p>Revenues</text:p>
          </table:table-cell>
          <table:table-cell table:style-name="ce19" office:value-type="float" office:value="-3762089650.71" calcext:value-type="float">
            <text:p>(3,762,089,65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perty Tax</text:p>
          </table:table-cell>
          <table:table-cell table:style-name="ce6" office:value-type="string" calcext:value-type="string">
            <text:p>Special Levy for Scarborough Subway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2207000" calcext:value-type="float">
            <text:p>(12,207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perty Tax</text:p>
          </table:table-cell>
          <table:table-cell table:style-name="ce6" office:value-type="string" calcext:value-type="string">
            <text:p>Special Levy for Scarborough Subway (Reserve Contribution)</text:p>
          </table:table-cell>
          <table:table-cell table:style-name="ce13" office:value-type="string" calcext:value-type="string">
            <text:p>51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12207000" calcext:value-type="float">
            <text:p>12,207,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078764" calcext:value-type="float">
            <text:p>(2,078,76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2618" calcext:value-type="float">
            <text:p>72,6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746.22" calcext:value-type="float">
            <text:p>18,74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8767" calcext:value-type="float">
            <text:p>178,7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117342" calcext:value-type="float">
            <text:p>(2,117,34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5722.74" calcext:value-type="float">
            <text:p>65,7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171807" calcext:value-type="float">
            <text:p>15,171,8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94365.07" calcext:value-type="float">
            <text:p>694,36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6130" calcext:value-type="float">
            <text:p>(36,13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ffice of the Chief Financial Officer</text:p>
          </table:table-cell>
          <table:table-cell table:style-name="ce7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524525" calcext:value-type="float">
            <text:p>(2,524,525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ffice of the Lobbyist Registrar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386.44" calcext:value-type="float">
            <text:p>1,3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Lobbyist Registrar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33.11" calcext:value-type="float">
            <text:p>2,2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Lobbyist Registra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Lobbyist Registra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418.39" calcext:value-type="float">
            <text:p>7,4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Lobbyist Registrar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21676.32" calcext:value-type="float">
            <text:p>1,021,67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ffice of the Lobbyist Registrar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54053.44" calcext:value-type="float">
            <text:p>54,0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ffice of the Ombudsman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797.26" calcext:value-type="float">
            <text:p>1,7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Ombudsman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922.84" calcext:value-type="float">
            <text:p>6,9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Ombudsma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800" calcext:value-type="float">
            <text:p>11,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Ombudsma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2410.69" calcext:value-type="float">
            <text:p>12,4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Ombudsman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385690.79" calcext:value-type="float">
            <text:p>1,385,69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ffice of the Ombudsman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217187.06" calcext:value-type="float">
            <text:p>217,1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382163.94" calcext:value-type="float">
            <text:p>(1,382,16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9409.26" calcext:value-type="float">
            <text:p>109,4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8495.4" calcext:value-type="float">
            <text:p>108,4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65684.24" calcext:value-type="float">
            <text:p>2,265,6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4641946.01" calcext:value-type="float">
            <text:p>(24,641,94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91729.53" calcext:value-type="float">
            <text:p>1,191,7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397732.48" calcext:value-type="float">
            <text:p>1,397,7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2264906.18" calcext:value-type="float">
            <text:p>62,264,9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048741.77" calcext:value-type="float">
            <text:p>7,048,7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196934" calcext:value-type="float">
            <text:p>(3,196,93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86869.55" calcext:value-type="float">
            <text:p>(3,786,87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ffice of the Treasurer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1005904.68" calcext:value-type="float">
            <text:p>(11,005,905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ks, Forestry &amp; Recreation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8747698.96" calcext:value-type="float">
            <text:p>(18,747,69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824732.64" calcext:value-type="float">
            <text:p>9,824,7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290672.56" calcext:value-type="float">
            <text:p>3,290,67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500000" calcext:value-type="float">
            <text:p>(3,5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512211.69" calcext:value-type="float">
            <text:p>19,512,2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009167" calcext:value-type="float">
            <text:p>(7,009,16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906277.9" calcext:value-type="float">
            <text:p>(8,906,27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3786129.55" calcext:value-type="float">
            <text:p>33,786,1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327319.49" calcext:value-type="float">
            <text:p>11,327,3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09972.02" calcext:value-type="float">
            <text:p>(609,97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3326486.58" calcext:value-type="float">
            <text:p>273,326,4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1977278.26" calcext:value-type="float">
            <text:p>61,977,2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519934.96" calcext:value-type="float">
            <text:p>(3,519,93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504059.44" calcext:value-type="float">
            <text:p>(5,504,059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arks, Forestry &amp; Recre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76330516.06" calcext:value-type="float">
            <text:p>(76,330,51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16668.9" calcext:value-type="float">
            <text:p>116,6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7988.84" calcext:value-type="float">
            <text:p>87,9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57609.46" calcext:value-type="float">
            <text:p>757,6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471092.63" calcext:value-type="float">
            <text:p>(9,471,093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45401.79" calcext:value-type="float">
            <text:p>1,145,4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5000" calcext:value-type="float">
            <text:p>(85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109221.12" calcext:value-type="float">
            <text:p>19,109,2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45971.55" calcext:value-type="float">
            <text:p>845,9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2040" calcext:value-type="float">
            <text:p>(232,04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olicy, Planning, Finance &amp; Administration</text:p>
          </table:table-cell>
          <table:table-cell table:style-name="ce7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389912.09" calcext:value-type="float">
            <text:p>(2,389,912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elter, Support &amp; Housing Administration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36675474.01" calcext:value-type="float">
            <text:p>(36,675,47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62721.73" calcext:value-type="float">
            <text:p>1,162,72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6550.87" calcext:value-type="float">
            <text:p>176,5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66507178.96" calcext:value-type="float">
            <text:p>(166,507,17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11569.16" calcext:value-type="float">
            <text:p>1,111,5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989783.43" calcext:value-type="float">
            <text:p>(37,989,783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270688.84" calcext:value-type="float">
            <text:p>4,270,6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05028985.16" calcext:value-type="float">
            <text:p>505,028,9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Other Subsidies</text:p>
          </table:table-cell>
          <table:table-cell table:style-name="ce12" office:value-type="string" calcext:value-type="string">
            <text:p>8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5957066.67" calcext:value-type="float">
            <text:p>(75,957,06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31649625.75" calcext:value-type="float">
            <text:p>(131,649,62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7202490.01" calcext:value-type="float">
            <text:p>67,202,4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8431016.26" calcext:value-type="float">
            <text:p>68,431,0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044.89" calcext:value-type="float">
            <text:p>(37,045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49616.18" calcext:value-type="float">
            <text:p>(149,616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helter, Support &amp; Housing Administr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902400" calcext:value-type="float">
            <text:p>(902,4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5063080" calcext:value-type="float">
            <text:p>(5,063,08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2678.66" calcext:value-type="float">
            <text:p>112,6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608.99" calcext:value-type="float">
            <text:p>18,6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75491.46" calcext:value-type="float">
            <text:p>(1,975,49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00989" calcext:value-type="float">
            <text:p>300,9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61100" calcext:value-type="float">
            <text:p>(561,1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9727.07" calcext:value-type="float">
            <text:p>99,7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414200" calcext:value-type="float">
            <text:p>22,414,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155601.88" calcext:value-type="float">
            <text:p>(3,155,60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174387.94" calcext:value-type="float">
            <text:p>14,174,3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656259.78" calcext:value-type="float">
            <text:p>3,656,2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cial Development, Finance &amp; Administration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3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02158.11" calcext:value-type="float">
            <text:p>(102,15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5503047.44" calcext:value-type="float">
            <text:p>(5,503,04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788761.75" calcext:value-type="float">
            <text:p>40,788,7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41743.21" calcext:value-type="float">
            <text:p>441,7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1170220.7" calcext:value-type="float">
            <text:p>31,170,2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804561.35" calcext:value-type="float">
            <text:p>(5,804,56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957949.3" calcext:value-type="float">
            <text:p>5,957,9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7578233.93" calcext:value-type="float">
            <text:p>57,578,2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675873.86" calcext:value-type="float">
            <text:p>(17,675,87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2401735.18" calcext:value-type="float">
            <text:p>92,401,7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25687198.2" calcext:value-type="float">
            <text:p>125,687,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1222191.79" calcext:value-type="float">
            <text:p>(51,222,19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439978.21" calcext:value-type="float">
            <text:p>(3,439,978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olid Waste Management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70380189.62" calcext:value-type="float">
            <text:p>(270,380,19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atr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317400.04" calcext:value-type="float">
            <text:p>(2,317,4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36500.04" calcext:value-type="float">
            <text:p>1,936,5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09361.2" calcext:value-type="float">
            <text:p>709,3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25751.56" calcext:value-type="float">
            <text:p>1,825,7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22751" calcext:value-type="float">
            <text:p>1,122,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411924.98" calcext:value-type="float">
            <text:p>10,411,9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154949.57" calcext:value-type="float">
            <text:p>6,154,9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773525" calcext:value-type="float">
            <text:p>(2,773,525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heatr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2312867.45" calcext:value-type="float">
            <text:p>(12,312,867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&amp; Region Conservation Authority</text:p>
          </table:table-cell>
          <table:table-cell table:style-name="ce5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820600" calcext:value-type="float">
            <text:p>820,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421700" calcext:value-type="float">
            <text:p>4,421,7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961000" calcext:value-type="float">
            <text:p>(1,961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0785400" calcext:value-type="float">
            <text:p>30,785,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878300" calcext:value-type="float">
            <text:p>2,878,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399000" calcext:value-type="float">
            <text:p>(9,399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&amp; Region Conservation Authorit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24174000" calcext:value-type="float">
            <text:p>(24,174,0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Atmospheric Fund</text:p>
          </table:table-cell>
          <table:table-cell table:style-name="ce5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9993" calcext:value-type="float">
            <text:p>19,9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Atmospheric Fund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50000" calcext:value-type="float">
            <text:p>45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Atmospheric Fund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48949" calcext:value-type="float">
            <text:p>948,9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Atmospheric Fund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06058" calcext:value-type="float">
            <text:p>1,006,0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Atmospheric Fund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609000" calcext:value-type="float">
            <text:p>(1,609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Atmospheric Fund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816000" calcext:value-type="float">
            <text:p>(816,0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80000" calcext:value-type="float">
            <text:p>(28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170562.24" calcext:value-type="float">
            <text:p>3,170,5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51046.96" calcext:value-type="float">
            <text:p>451,0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12848.71" calcext:value-type="float">
            <text:p>612,8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896131.66" calcext:value-type="float">
            <text:p>(896,13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5998919.07" calcext:value-type="float">
            <text:p>(55,998,91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39901.48" calcext:value-type="float">
            <text:p>239,9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8487.96" calcext:value-type="float">
            <text:p>278,4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2460060.68" calcext:value-type="float">
            <text:p>42,460,0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96097.3" calcext:value-type="float">
            <text:p>1,196,0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5000.12" calcext:value-type="float">
            <text:p>(65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83844.29" calcext:value-type="float">
            <text:p>(483,844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Build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628950.94" calcext:value-type="float">
            <text:p>(1,628,951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0138866" calcext:value-type="float">
            <text:p>(20,138,86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2" office:value-type="string" calcext:value-type="string">
            <text:p>505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00000" calcext:value-type="float">
            <text:p>1,10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317127.55" calcext:value-type="float">
            <text:p>22,317,1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75027.96" calcext:value-type="float">
            <text:p>275,0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3565009.74" calcext:value-type="float">
            <text:p>23,565,0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18168" calcext:value-type="float">
            <text:p>(218,16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102272.15" calcext:value-type="float">
            <text:p>14,102,2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31240338" calcext:value-type="float">
            <text:p>831,240,3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Other Subsidies</text:p>
          </table:table-cell>
          <table:table-cell table:style-name="ce12" office:value-type="string" calcext:value-type="string">
            <text:p>8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3599500" calcext:value-type="float">
            <text:p>(23,599,5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38590373.38" calcext:value-type="float">
            <text:p>(938,590,373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0739929.68" calcext:value-type="float">
            <text:p>190,739,9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8987884.06" calcext:value-type="float">
            <text:p>88,987,8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6800000" calcext:value-type="float">
            <text:p>(16,800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Employment &amp; Social Services</text:p>
          </table:table-cell>
          <table:table-cell table:style-name="ce7" office:value-type="string" calcext:value-type="string">
            <text:p>Transfers From Capital</text:p>
          </table:table-cell>
          <table:table-cell table:style-name="ce13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616402" calcext:value-type="float">
            <text:p>(616,402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table:style-name="ce5" office:value-type="string" calcext:value-type="string">
            <text:p>Contribution To Capital</text:p>
          </table:table-cell>
          <table:table-cell table:style-name="ce11" office:value-type="string" calcext:value-type="string">
            <text:p>505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472000" calcext:value-type="float">
            <text:p>472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647669.53" calcext:value-type="float">
            <text:p>5,647,6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87810.69" calcext:value-type="float">
            <text:p>787,8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704944.19" calcext:value-type="float">
            <text:p>9,704,9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22088.07" calcext:value-type="float">
            <text:p>(922,08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433030.91" calcext:value-type="float">
            <text:p>6,433,03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937" calcext:value-type="float">
            <text:p>8,9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5031058.16" calcext:value-type="float">
            <text:p>(115,031,05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54358061.97" calcext:value-type="float">
            <text:p>154,358,06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770025.23" calcext:value-type="float">
            <text:p>9,770,0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73932" calcext:value-type="float">
            <text:p>(773,93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6143" calcext:value-type="float">
            <text:p>(156,14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aramedic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190583" calcext:value-type="float">
            <text:p>(1,190,583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table:style-name="ce5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7377200" calcext:value-type="float">
            <text:p>7,377,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425911" calcext:value-type="float">
            <text:p>7,425,9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0856899" calcext:value-type="float">
            <text:p>80,856,8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457751" calcext:value-type="float">
            <text:p>22,457,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318032" calcext:value-type="float">
            <text:p>20,318,0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525503" calcext:value-type="float">
            <text:p>(4,525,50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arking Authorit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33910290" calcext:value-type="float">
            <text:p>(133,910,29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olice Service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7897312" calcext:value-type="float">
            <text:p>(17,897,31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8297700" calcext:value-type="float">
            <text:p>38,297,7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35100.4" calcext:value-type="float">
            <text:p>1,835,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9819800" calcext:value-type="float">
            <text:p>19,819,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0682200" calcext:value-type="float">
            <text:p>(20,682,2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1068800.4" calcext:value-type="float">
            <text:p>21,068,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1495400" calcext:value-type="float">
            <text:p>(41,495,4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66681012" calcext:value-type="float">
            <text:p>966,681,0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848700" calcext:value-type="float">
            <text:p>37,848,7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olice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47815000" calcext:value-type="float">
            <text:p>(47,815,0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800000" calcext:value-type="float">
            <text:p>(80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6" office:value-type="string" calcext:value-type="string">
            <text:p>Contribution To Capital</text:p>
          </table:table-cell>
          <table:table-cell table:style-name="ce12" office:value-type="string" calcext:value-type="string">
            <text:p>505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10600" calcext:value-type="float">
            <text:p>610,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45400" calcext:value-type="float">
            <text:p>645,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300" calcext:value-type="float">
            <text:p>7,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022100" calcext:value-type="float">
            <text:p>1,022,1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olice Services Board</text:p>
          </table:table-cell>
          <table:table-cell table:style-name="ce7" office:value-type="string" calcext:value-type="string">
            <text:p>Service And Rent</text:p>
          </table:table-cell>
          <table:table-cell table:style-name="ce13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20" office:value-type="float" office:value="872800" calcext:value-type="float">
            <text:p>872,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ublic Health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93777.6" calcext:value-type="float">
            <text:p>(293,778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31731.9" calcext:value-type="float">
            <text:p>1,431,7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84562.85" calcext:value-type="float">
            <text:p>884,5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70539.15" calcext:value-type="float">
            <text:p>(570,539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6521638.04" calcext:value-type="float">
            <text:p>16,521,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0407536" calcext:value-type="float">
            <text:p>(10,407,53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28367.44" calcext:value-type="float">
            <text:p>4,028,3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378682.68" calcext:value-type="float">
            <text:p>9,378,6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4900995.89" calcext:value-type="float">
            <text:p>(174,900,99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77907500.58" calcext:value-type="float">
            <text:p>177,907,5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7479720.53" calcext:value-type="float">
            <text:p>37,479,7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512131.72" calcext:value-type="float">
            <text:p>(1,512,132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968288.12" calcext:value-type="float">
            <text:p>(3,968,288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ublic Health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996700.67" calcext:value-type="float">
            <text:p>(996,701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825000" calcext:value-type="float">
            <text:p>(2,825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Contribution To Capital</text:p>
          </table:table-cell>
          <table:table-cell table:style-name="ce12" office:value-type="string" calcext:value-type="string">
            <text:p>505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48000" calcext:value-type="float">
            <text:p>1,848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90521" calcext:value-type="float">
            <text:p>790,5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23316" calcext:value-type="float">
            <text:p>523,3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Federal Subsidies</text:p>
          </table:table-cell>
          <table:table-cell table:style-name="ce12" office:value-type="string" calcext:value-type="string">
            <text:p>81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0000" calcext:value-type="float">
            <text:p>(20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459676" calcext:value-type="float">
            <text:p>20,459,6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30" calcext:value-type="float">
            <text:p>4,0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5685704" calcext:value-type="float">
            <text:p>(5,685,70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37797840" calcext:value-type="float">
            <text:p>137,797,8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2796752" calcext:value-type="float">
            <text:p>22,796,7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503377" calcext:value-type="float">
            <text:p>(2,503,37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39971" calcext:value-type="float">
            <text:p>(339,971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Public Librar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5208648" calcext:value-type="float">
            <text:p>(5,208,64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table:style-name="ce5" office:value-type="string" calcext:value-type="string">
            <text:p>Equipment</text:p>
          </table:table-cell>
          <table:table-cell table:style-name="ce11" office:value-type="string" calcext:value-type="string">
            <text:p>3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31906700.41" calcext:value-type="float">
            <text:p>31,906,7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566800.01" calcext:value-type="float">
            <text:p>3,566,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11374799.42" calcext:value-type="float">
            <text:p>311,374,7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4194300" calcext:value-type="float">
            <text:p>34,194,3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156115100.01" calcext:value-type="float">
            <text:p>1,156,115,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9401399.78" calcext:value-type="float">
            <text:p>69,401,4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Transit Commission - Conventional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166478100" calcext:value-type="float">
            <text:p>(1,166,478,1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Transit Commission - Wheel Trans</text:p>
          </table:table-cell>
          <table:table-cell table:style-name="ce5" office:value-type="string" calcext:value-type="string">
            <text:p>Materials &amp; Supplies</text:p>
          </table:table-cell>
          <table:table-cell table:style-name="ce11" office:value-type="string" calcext:value-type="string">
            <text:p>20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14873099.97" calcext:value-type="float">
            <text:p>14,873,1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80800.03" calcext:value-type="float">
            <text:p>680,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8076400.02" calcext:value-type="float">
            <text:p>58,076,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8931599.97" calcext:value-type="float">
            <text:p>38,931,6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Transit Commission - Wheel Tran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5738800" calcext:value-type="float">
            <text:p>(5,738,800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195000" calcext:value-type="float">
            <text:p>(195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22699158.02" calcext:value-type="float">
            <text:p>622,699,1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650006.41" calcext:value-type="float">
            <text:p>2,650,00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65168394.93" calcext:value-type="float">
            <text:p>65,168,3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4399392.33" calcext:value-type="float">
            <text:p>94,399,3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0271351.97" calcext:value-type="float">
            <text:p>20,271,3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64734698.31" calcext:value-type="float">
            <text:p>164,734,6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2163453.67" calcext:value-type="float">
            <text:p>52,163,4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984575446.69" calcext:value-type="float">
            <text:p>(984,575,447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012962.92" calcext:value-type="float">
            <text:p>(2,012,96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Water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35303046.05" calcext:value-type="float">
            <text:p>(35,303,04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386000.04" calcext:value-type="float">
            <text:p>(386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302386" calcext:value-type="float">
            <text:p>2,302,3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365898.98" calcext:value-type="float">
            <text:p>365,8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8269999.2" calcext:value-type="float">
            <text:p>8,269,9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Provincial Subsidies</text:p>
          </table:table-cell>
          <table:table-cell table:style-name="ce12" office:value-type="string" calcext:value-type="string">
            <text:p>805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102499.96" calcext:value-type="float">
            <text:p>(1,102,5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8151490.2" calcext:value-type="float">
            <text:p>28,151,4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2666067.66" calcext:value-type="float">
            <text:p>12,666,0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71199.99" calcext:value-type="float">
            <text:p>(671,2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171000" calcext:value-type="float">
            <text:p>(171,0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ronto Zoo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37981755" calcext:value-type="float">
            <text:p>(37,981,755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table:style-name="ce5" office:value-type="string" calcext:value-type="string">
            <text:p>Contribution From Reserves/Reserve Funds</text:p>
          </table:table-cell>
          <table:table-cell table:style-name="ce11" office:value-type="string" calcext:value-type="string">
            <text:p>930A</text:p>
          </table:table-cell>
          <table:table-cell table:style-name="ce14" office:value-type="string" calcext:value-type="string">
            <text:p>Revenues</text:p>
          </table:table-cell>
          <table:table-cell table:style-name="ce18" office:value-type="float" office:value="-25765263.64" calcext:value-type="float">
            <text:p>(25,765,26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2" office:value-type="string" calcext:value-type="string">
            <text:p>51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21034431.99" calcext:value-type="float">
            <text:p>21,034,4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37000.75" calcext:value-type="float">
            <text:p>737,0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2" office:value-type="string" calcext:value-type="string">
            <text:p>7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988145.2" calcext:value-type="float">
            <text:p>14,988,1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2" office:value-type="string" calcext:value-type="string">
            <text:p>75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7115354.02" calcext:value-type="float">
            <text:p>(7,115,354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6040166.03" calcext:value-type="float">
            <text:p>(6,040,166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1651053.67" calcext:value-type="float">
            <text:p>41,651,0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2" office:value-type="string" calcext:value-type="string">
            <text:p>65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718948.43" calcext:value-type="float">
            <text:p>718,9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95018743.54" calcext:value-type="float">
            <text:p>95,018,74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66053359.02" calcext:value-type="float">
            <text:p>166,053,3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7774680.81" calcext:value-type="float">
            <text:p>(37,774,681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2" office:value-type="string" calcext:value-type="string">
            <text:p>92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27353983.23" calcext:value-type="float">
            <text:p>(27,353,983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ransportation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30045688.5" calcext:value-type="float">
            <text:p>(30,045,689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table:style-name="ce5" office:value-type="string" calcext:value-type="string">
            <text:p>Contribution To Reserves/Reserve Funds</text:p>
          </table:table-cell>
          <table:table-cell table:style-name="ce11" office:value-type="string" calcext:value-type="string">
            <text:p>510A</text:p>
          </table:table-cell>
          <table:table-cell table:style-name="ce14" office:value-type="string" calcext:value-type="string">
            <text:p>Expenses</text:p>
          </table:table-cell>
          <table:table-cell table:style-name="ce18" office:value-type="float" office:value="2387" calcext:value-type="float">
            <text:p>2,3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Equipment</text:p>
          </table:table-cell>
          <table:table-cell table:style-name="ce12" office:value-type="string" calcext:value-type="string">
            <text:p>3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40000" calcext:value-type="float">
            <text:p>40,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2" office:value-type="string" calcext:value-type="string">
            <text:p>86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345000" calcext:value-type="float">
            <text:p>(345,000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2" office:value-type="string" calcext:value-type="string">
            <text:p>2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84086" calcext:value-type="float">
            <text:p>184,08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2" office:value-type="string" calcext:value-type="string">
            <text:p>1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542321" calcext:value-type="float">
            <text:p>542,32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Service And Rent</text:p>
          </table:table-cell>
          <table:table-cell table:style-name="ce12" office:value-type="string" calcext:value-type="string">
            <text:p>400A</text:p>
          </table:table-cell>
          <table:table-cell table:style-name="ce15" office:value-type="string" calcext:value-type="string">
            <text:p>Expenses</text:p>
          </table:table-cell>
          <table:table-cell table:style-name="ce19" office:value-type="float" office:value="1446767" calcext:value-type="float">
            <text:p>1,446,7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2" office:value-type="string" calcext:value-type="string">
            <text:p>940A</text:p>
          </table:table-cell>
          <table:table-cell table:style-name="ce15" office:value-type="string" calcext:value-type="string">
            <text:p>Revenues</text:p>
          </table:table-cell>
          <table:table-cell table:style-name="ce19" office:value-type="float" office:value="-477649" calcext:value-type="float">
            <text:p>(477,649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Yonge-Dundas Squar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3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20" office:value-type="float" office:value="-1000000" calcext:value-type="float">
            <text:p>(1,000,000)</text:p>
          </table:table-cell>
          <table:table-cell table:number-columns-repeated="1019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'2014'.$A$1" table:cell-range-address="$'2014'.$A$1:.$AMJ$1" table:range-usable-as="repeat-column repeat-row"/>
        </table:named-expressions>
      </table:table>
      <table:table table:name="Pivot Table_2014_1" table:style-name="ta2">
        <office:forms form:automatic-focus="false" form:apply-design-mode="false"/>
        <table:table-column table:style-name="co7" table:default-cell-style-name="ce23"/>
        <table:table-column table:style-name="co7" table:number-columns-repeated="3" table:default-cell-style-name="ce27"/>
        <table:table-column table:style-name="co7" table:default-cell-style-name="ce31"/>
        <table:table-row table:style-name="ro2">
          <table:table-cell table:style-name="ce22" office:value-type="string" calcext:value-type="string">
            <text:p>Program</text:p>
          </table:table-cell>
          <table:table-cell table:style-name="ce26" office:value-type="string" calcext:value-type="string">
            <text:p>Category</text:p>
          </table:table-cell>
          <table:table-cell table:style-name="ce26" office:value-type="string" calcext:value-type="string">
            <text:p>Category Name</text:p>
          </table:table-cell>
          <table:table-cell table:style-name="ce26" office:value-type="string" calcext:value-type="string">
            <text:p>Expense/Revenue</text:p>
          </table:table-cell>
          <table:table-cell table:style-name="ce30" office:value-type="string" calcext:value-type="string">
            <text:p>Sum - 2014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5914821.38" calcext:value-type="float">
            <text:p>15,914,821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7647.92" calcext:value-type="float">
            <text:p>17,648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1357.01" calcext:value-type="float">
            <text:p>21,357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645756.12" calcext:value-type="float">
            <text:p>1,645,756</text:p>
          </table:table-cell>
        </table:table-row>
        <table:table-row table:style-name="ro2">
          <table:table-cell office:value-type="string" calcext:value-type="string">
            <text:p>311 Toront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2518.4" calcext:value-type="float">
            <text:p>22,518</text:p>
          </table:table-cell>
        </table:table-row>
        <table:table-row table:style-name="ro2">
          <table:table-cell table:style-name="ce24" office:value-type="string" calcext:value-type="string">
            <text:p>311 Toronto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78526.48" calcext:value-type="float">
            <text:p>178,526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230128.23" calcext:value-type="float">
            <text:p>2,230,128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2922.7" calcext:value-type="float">
            <text:p>12,923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043.98" calcext:value-type="float">
            <text:p>2,044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71548.85" calcext:value-type="float">
            <text:p>171,549</text:p>
          </table:table-cell>
        </table:table-row>
        <table:table-row table:style-name="ro2">
          <table:table-cell office:value-type="string" calcext:value-type="string">
            <text:p>Affordable Housing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4703.1" calcext:value-type="float">
            <text:p>4,703</text:p>
          </table:table-cell>
        </table:table-row>
        <table:table-row table:style-name="ro2">
          <table:table-cell table:style-name="ce24" office:value-type="string" calcext:value-type="string">
            <text:p>Affordable Housing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21806" calcext:value-type="float">
            <text:p>321,806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4185080.34" calcext:value-type="float">
            <text:p>4,185,080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082589.12" calcext:value-type="float">
            <text:p>2,082,589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40085" calcext:value-type="float">
            <text:p>40,085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031928.95" calcext:value-type="float">
            <text:p>1,031,929</text:p>
          </table:table-cell>
        </table:table-row>
        <table:table-row table:style-name="ro2">
          <table:table-cell office:value-type="string" calcext:value-type="string">
            <text:p>Arena Boards of Management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562023" calcext:value-type="float">
            <text:p>562,023</text:p>
          </table:table-cell>
        </table:table-row>
        <table:table-row table:style-name="ro2">
          <table:table-cell table:style-name="ce24" office:value-type="string" calcext:value-type="string">
            <text:p>Arena Boards of Management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65887.55" calcext:value-type="float">
            <text:p>265,888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6372022" calcext:value-type="float">
            <text:p>6,372,022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36597" calcext:value-type="float">
            <text:p>436,597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3337" calcext:value-type="float">
            <text:p>3,337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947770.79" calcext:value-type="float">
            <text:p>947,771</text:p>
          </table:table-cell>
        </table:table-row>
        <table:table-row table:style-name="ro2">
          <table:table-cell office:value-type="string" calcext:value-type="string">
            <text:p>Association of Community Centr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5850" calcext:value-type="float">
            <text:p>25,850</text:p>
          </table:table-cell>
        </table:table-row>
        <table:table-row table:style-name="ro2">
          <table:table-cell table:style-name="ce24" office:value-type="string" calcext:value-type="string">
            <text:p>Association of Community Centr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7000" calcext:value-type="float">
            <text:p>7,000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4541766.04" calcext:value-type="float">
            <text:p>4,541,766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5708.12" calcext:value-type="float">
            <text:p>15,708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7953.6" calcext:value-type="float">
            <text:p>7,954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90542.46" calcext:value-type="float">
            <text:p>90,542</text:p>
          </table:table-cell>
        </table:table-row>
        <table:table-row table:style-name="ro2">
          <table:table-cell office:value-type="string" calcext:value-type="string">
            <text:p>Auditor General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6840.75" calcext:value-type="float">
            <text:p>6,841</text:p>
          </table:table-cell>
        </table:table-row>
        <table:table-row table:style-name="ro2">
          <table:table-cell table:style-name="ce24" office:value-type="string" calcext:value-type="string">
            <text:p>Auditor General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2272.44" calcext:value-type="float">
            <text:p>22,272</text:p>
          </table:table-cell>
        </table:table-row>
        <table:table-row table:style-name="ro2">
          <table:table-cell office:value-type="string" calcext:value-type="string">
            <text:p>Capital &amp; Corporate Financing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240366500" calcext:value-type="float">
            <text:p>240,366,500</text:p>
          </table:table-cell>
        </table:table-row>
        <table:table-row table:style-name="ro2">
          <table:table-cell office:value-type="string" calcext:value-type="string">
            <text:p>Capital &amp; Corporate Financing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8911638" calcext:value-type="float">
            <text:p>18,911,638</text:p>
          </table:table-cell>
        </table:table-row>
        <table:table-row table:style-name="ro2">
          <table:table-cell office:value-type="string" calcext:value-type="string">
            <text:p>Capital &amp; Corporate Financing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428586000.08" calcext:value-type="float">
            <text:p>428,586,000</text:p>
          </table:table-cell>
        </table:table-row>
        <table:table-row table:style-name="ro2">
          <table:table-cell table:style-name="ce24" office:value-type="string" calcext:value-type="string">
            <text:p>Capital &amp; Corporate Financing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470223" calcext:value-type="float">
            <text:p>470,223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80237542.1" calcext:value-type="float">
            <text:p>80,237,542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591699" calcext:value-type="float">
            <text:p>2,591,699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630320" calcext:value-type="float">
            <text:p>630,320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32816717.78" calcext:value-type="float">
            <text:p>332,816,718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178949" calcext:value-type="float">
            <text:p>1,178,949</text:p>
          </table:table-cell>
        </table:table-row>
        <table:table-row table:style-name="ro2">
          <table:table-cell office:value-type="string" calcext:value-type="string">
            <text:p>Children's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694500" calcext:value-type="float">
            <text:p>694,500</text:p>
          </table:table-cell>
        </table:table-row>
        <table:table-row table:style-name="ro2">
          <table:table-cell table:style-name="ce24" office:value-type="string" calcext:value-type="string">
            <text:p>Children's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583460" calcext:value-type="float">
            <text:p>3,583,460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44062665.56" calcext:value-type="float">
            <text:p>44,062,666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821760.14" calcext:value-type="float">
            <text:p>1,821,760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561685.27" calcext:value-type="float">
            <text:p>561,685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1241986.88" calcext:value-type="float">
            <text:p>11,241,987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448899.32" calcext:value-type="float">
            <text:p>448,899</text:p>
          </table:table-cell>
        </table:table-row>
        <table:table-row table:style-name="ro2">
          <table:table-cell office:value-type="string" calcext:value-type="string">
            <text:p>City Clerk's Offic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40917.04" calcext:value-type="float">
            <text:p>40,917</text:p>
          </table:table-cell>
        </table:table-row>
        <table:table-row table:style-name="ro2">
          <table:table-cell table:style-name="ce24" office:value-type="string" calcext:value-type="string">
            <text:p>City Clerk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297218.93" calcext:value-type="float">
            <text:p>2,297,219</text:p>
          </table:table-cell>
        </table:table-row>
        <table:table-row table:style-name="ro2">
          <table:table-cell office:value-type="string" calcext:value-type="string">
            <text:p>City Counci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0208462.2" calcext:value-type="float">
            <text:p>20,208,462</text:p>
          </table:table-cell>
        </table:table-row>
        <table:table-row table:style-name="ro2">
          <table:table-cell office:value-type="string" calcext:value-type="string">
            <text:p>City Council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259606.8" calcext:value-type="float">
            <text:p>1,259,607</text:p>
          </table:table-cell>
        </table:table-row>
        <table:table-row table:style-name="ro2">
          <table:table-cell office:value-type="string" calcext:value-type="string">
            <text:p>City Council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92000" calcext:value-type="float">
            <text:p>92,000</text:p>
          </table:table-cell>
        </table:table-row>
        <table:table-row table:style-name="ro2">
          <table:table-cell office:value-type="string" calcext:value-type="string">
            <text:p>City Council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91500" calcext:value-type="float">
            <text:p>391,500</text:p>
          </table:table-cell>
        </table:table-row>
        <table:table-row table:style-name="ro2">
          <table:table-cell office:value-type="string" calcext:value-type="string">
            <text:p>City Council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91629.8" calcext:value-type="float">
            <text:p>91,630</text:p>
          </table:table-cell>
        </table:table-row>
        <table:table-row table:style-name="ro2">
          <table:table-cell table:style-name="ce24" office:value-type="string" calcext:value-type="string">
            <text:p>City Council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44218.7" calcext:value-type="float">
            <text:p>244,219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1314726.65" calcext:value-type="float">
            <text:p>51,314,727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99002.99" calcext:value-type="float">
            <text:p>199,003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44561.65" calcext:value-type="float">
            <text:p>144,562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394517.68" calcext:value-type="float">
            <text:p>3,394,518</text:p>
          </table:table-cell>
        </table:table-row>
        <table:table-row table:style-name="ro2">
          <table:table-cell office:value-type="string" calcext:value-type="string">
            <text:p>City Manager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91306.58" calcext:value-type="float">
            <text:p>91,307</text:p>
          </table:table-cell>
        </table:table-row>
        <table:table-row table:style-name="ro2">
          <table:table-cell table:style-name="ce24" office:value-type="string" calcext:value-type="string">
            <text:p>City Manage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57551.71" calcext:value-type="float">
            <text:p>257,552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37314373.91" calcext:value-type="float">
            <text:p>37,314,374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87729.05" calcext:value-type="float">
            <text:p>187,729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63543.98" calcext:value-type="float">
            <text:p>163,544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544237.52" calcext:value-type="float">
            <text:p>2,544,238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64116.85" calcext:value-type="float">
            <text:p>64,117</text:p>
          </table:table-cell>
        </table:table-row>
        <table:table-row table:style-name="ro2">
          <table:table-cell office:value-type="string" calcext:value-type="string">
            <text:p>City Planning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400700" calcext:value-type="float">
            <text:p>400,700</text:p>
          </table:table-cell>
        </table:table-row>
        <table:table-row table:style-name="ro2">
          <table:table-cell table:style-name="ce24" office:value-type="string" calcext:value-type="string">
            <text:p>City Planning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932666.31" calcext:value-type="float">
            <text:p>932,666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0371615.98" calcext:value-type="float">
            <text:p>20,371,616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77396.43" calcext:value-type="float">
            <text:p>177,396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67525.02" calcext:value-type="float">
            <text:p>67,525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9413638" calcext:value-type="float">
            <text:p>9,413,638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70641.81" calcext:value-type="float">
            <text:p>70,642</text:p>
          </table:table-cell>
        </table:table-row>
        <table:table-row table:style-name="ro2">
          <table:table-cell office:value-type="string" calcext:value-type="string">
            <text:p>Court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920187.49" calcext:value-type="float">
            <text:p>1,920,187</text:p>
          </table:table-cell>
        </table:table-row>
        <table:table-row table:style-name="ro2">
          <table:table-cell table:style-name="ce24" office:value-type="string" calcext:value-type="string">
            <text:p>Cour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1793287.55" calcext:value-type="float">
            <text:p>21,793,288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6601861.07" calcext:value-type="float">
            <text:p>26,601,861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435530.2" calcext:value-type="float">
            <text:p>1,435,530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57604.39" calcext:value-type="float">
            <text:p>157,604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1554426.8" calcext:value-type="float">
            <text:p>11,554,427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930061.34" calcext:value-type="float">
            <text:p>930,061</text:p>
          </table:table-cell>
        </table:table-row>
        <table:table-row table:style-name="ro2">
          <table:table-cell office:value-type="string" calcext:value-type="string">
            <text:p>Economic Development &amp; Cultur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31285057.42" calcext:value-type="float">
            <text:p>31,285,057</text:p>
          </table:table-cell>
        </table:table-row>
        <table:table-row table:style-name="ro2">
          <table:table-cell table:style-name="ce24" office:value-type="string" calcext:value-type="string">
            <text:p>Economic Development &amp; Cultur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429545.26" calcext:value-type="float">
            <text:p>429,545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6977632.21" calcext:value-type="float">
            <text:p>56,977,632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399613.07" calcext:value-type="float">
            <text:p>399,613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51415.6" calcext:value-type="float">
            <text:p>251,416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458164.68" calcext:value-type="float">
            <text:p>3,458,165</text:p>
          </table:table-cell>
        </table:table-row>
        <table:table-row table:style-name="ro2">
          <table:table-cell office:value-type="string" calcext:value-type="string">
            <text:p>Engineering &amp; Construction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778685.57" calcext:value-type="float">
            <text:p>778,686</text:p>
          </table:table-cell>
        </table:table-row>
        <table:table-row table:style-name="ro2">
          <table:table-cell table:style-name="ce24" office:value-type="string" calcext:value-type="string">
            <text:p>Engineering &amp; Construction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736389.5" calcext:value-type="float">
            <text:p>3,736,39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31992202.26" calcext:value-type="float">
            <text:p>31,992,202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273093" calcext:value-type="float">
            <text:p>4,273,093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76840.04" calcext:value-type="float">
            <text:p>176,84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8367044.21" calcext:value-type="float">
            <text:p>18,367,044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500000.04" calcext:value-type="float">
            <text:p>500,000</text:p>
          </table:table-cell>
        </table:table-row>
        <table:table-row table:style-name="ro2">
          <table:table-cell office:value-type="string" calcext:value-type="string">
            <text:p>Exhibition Pla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921856.16" calcext:value-type="float">
            <text:p>1,921,856</text:p>
          </table:table-cell>
        </table:table-row>
        <table:table-row table:style-name="ro2">
          <table:table-cell table:style-name="ce24" office:value-type="string" calcext:value-type="string">
            <text:p>Exhibition Place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-12792981.33" calcext:value-type="float">
            <text:p>(12,792,981)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83140161.41" calcext:value-type="float">
            <text:p>83,140,161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8359696.06" calcext:value-type="float">
            <text:p>28,359,696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530964.35" calcext:value-type="float">
            <text:p>530,964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5559315.62" calcext:value-type="float">
            <text:p>65,559,316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827632.88" calcext:value-type="float">
            <text:p>1,827,633</text:p>
          </table:table-cell>
        </table:table-row>
        <table:table-row table:style-name="ro2">
          <table:table-cell office:value-type="string" calcext:value-type="string">
            <text:p>Facilities, Real Estate, Environment &amp; Energ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7593960.34" calcext:value-type="float">
            <text:p>7,593,960</text:p>
          </table:table-cell>
        </table:table-row>
        <table:table-row table:style-name="ro2">
          <table:table-cell table:style-name="ce24" office:value-type="string" calcext:value-type="string">
            <text:p>Facilities, Real Estate, Environment &amp; Energy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735168.01" calcext:value-type="float">
            <text:p>1,735,168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393961314.13" calcext:value-type="float">
            <text:p>393,961,314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8027000.16" calcext:value-type="float">
            <text:p>8,027,000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839590.94" calcext:value-type="float">
            <text:p>839,591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435909.78" calcext:value-type="float">
            <text:p>6,435,910</text:p>
          </table:table-cell>
        </table:table-row>
        <table:table-row table:style-name="ro2">
          <table:table-cell office:value-type="string" calcext:value-type="string">
            <text:p>Fire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8835899.64" calcext:value-type="float">
            <text:p>8,835,900</text:p>
          </table:table-cell>
        </table:table-row>
        <table:table-row table:style-name="ro2">
          <table:table-cell table:style-name="ce24" office:value-type="string" calcext:value-type="string">
            <text:p>Fire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7435100" calcext:value-type="float">
            <text:p>7,435,100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7067419" calcext:value-type="float">
            <text:p>17,067,419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1609754.83" calcext:value-type="float">
            <text:p>21,609,755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14124" calcext:value-type="float">
            <text:p>114,124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7774969.17" calcext:value-type="float">
            <text:p>7,774,969</text:p>
          </table:table-cell>
        </table:table-row>
        <table:table-row table:style-name="ro2">
          <table:table-cell office:value-type="string" calcext:value-type="string">
            <text:p>Flee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655559" calcext:value-type="float">
            <text:p>655,559</text:p>
          </table:table-cell>
        </table:table-row>
        <table:table-row table:style-name="ro2">
          <table:table-cell table:style-name="ce24" office:value-type="string" calcext:value-type="string">
            <text:p>Flee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567071" calcext:value-type="float">
            <text:p>567,071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50300" calcext:value-type="float">
            <text:p>550,3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70399.79" calcext:value-type="float">
            <text:p>70,4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33500.2" calcext:value-type="float">
            <text:p>133,500</text:p>
          </table:table-cell>
        </table:table-row>
        <table:table-row table:style-name="ro2">
          <table:table-cell office:value-type="string" calcext:value-type="string">
            <text:p>Heritage Toront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100.01" calcext:value-type="float">
            <text:p>1,100</text:p>
          </table:table-cell>
        </table:table-row>
        <table:table-row table:style-name="ro2">
          <table:table-cell table:style-name="ce24" office:value-type="string" calcext:value-type="string">
            <text:p>Heritage Toronto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9224.99" calcext:value-type="float">
            <text:p>19,225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83687325.64" calcext:value-type="float">
            <text:p>83,687,326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84905.1" calcext:value-type="float">
            <text:p>284,905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143971.84" calcext:value-type="float">
            <text:p>1,143,972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4734721.64" calcext:value-type="float">
            <text:p>24,734,722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04851.69" calcext:value-type="float">
            <text:p>104,852</text:p>
          </table:table-cell>
        </table:table-row>
        <table:table-row table:style-name="ro2">
          <table:table-cell office:value-type="string" calcext:value-type="string">
            <text:p>Information &amp; Technolog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395.7" calcext:value-type="float">
            <text:p>396</text:p>
          </table:table-cell>
        </table:table-row>
        <table:table-row table:style-name="ro2">
          <table:table-cell table:style-name="ce24" office:value-type="string" calcext:value-type="string">
            <text:p>Information &amp; Technology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477318.7" calcext:value-type="float">
            <text:p>477,319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78021.39" calcext:value-type="float">
            <text:p>278,021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535.15" calcext:value-type="float">
            <text:p>1,535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50.97" calcext:value-type="float">
            <text:p>51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4923.07" calcext:value-type="float">
            <text:p>14,923</text:p>
          </table:table-cell>
        </table:table-row>
        <table:table-row table:style-name="ro2">
          <table:table-cell office:value-type="string" calcext:value-type="string">
            <text:p>Integrity Commissioner's Off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4192.15" calcext:value-type="float">
            <text:p>4,192</text:p>
          </table:table-cell>
        </table:table-row>
        <table:table-row table:style-name="ro2">
          <table:table-cell table:style-name="ce24" office:value-type="string" calcext:value-type="string">
            <text:p>Integrity Commissione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38002886.71" calcext:value-type="float">
            <text:p>38,002,887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07330.76" calcext:value-type="float">
            <text:p>407,331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05587.33" calcext:value-type="float">
            <text:p>105,587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415783.5" calcext:value-type="float">
            <text:p>1,415,784</text:p>
          </table:table-cell>
        </table:table-row>
        <table:table-row table:style-name="ro2">
          <table:table-cell office:value-type="string" calcext:value-type="string">
            <text:p>Legal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58882.49" calcext:value-type="float">
            <text:p>58,882</text:p>
          </table:table-cell>
        </table:table-row>
        <table:table-row table:style-name="ro2">
          <table:table-cell table:style-name="ce24" office:value-type="string" calcext:value-type="string">
            <text:p>Legal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7054000" calcext:value-type="float">
            <text:p>7,054,0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89823840.77" calcext:value-type="float">
            <text:p>189,823,841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8438355" calcext:value-type="float">
            <text:p>18,438,355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260900" calcext:value-type="float">
            <text:p>2,260,900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8735732.18" calcext:value-type="float">
            <text:p>18,735,732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809386.95" calcext:value-type="float">
            <text:p>1,809,387</text:p>
          </table:table-cell>
        </table:table-row>
        <table:table-row table:style-name="ro2">
          <table:table-cell office:value-type="string" calcext:value-type="string">
            <text:p>Long Term Care Homes &amp;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45350" calcext:value-type="float">
            <text:p>145,350</text:p>
          </table:table-cell>
        </table:table-row>
        <table:table-row table:style-name="ro2">
          <table:table-cell table:style-name="ce24" office:value-type="string" calcext:value-type="string">
            <text:p>Long Term Care Homes &amp;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585970.75" calcext:value-type="float">
            <text:p>585,971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029724.75" calcext:value-type="float">
            <text:p>1,029,725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6581.17" calcext:value-type="float">
            <text:p>6,581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ayor's Off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44085.81" calcext:value-type="float">
            <text:p>44,086</text:p>
          </table:table-cell>
        </table:table-row>
        <table:table-row table:style-name="ro2">
          <table:table-cell table:style-name="ce24" office:value-type="string" calcext:value-type="string">
            <text:p>Mayor's Off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7607" calcext:value-type="float">
            <text:p>7,607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41176396.44" calcext:value-type="float">
            <text:p>41,176,396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191185.87" calcext:value-type="float">
            <text:p>1,191,186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86508.42" calcext:value-type="float">
            <text:p>186,508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871480.05" calcext:value-type="float">
            <text:p>1,871,480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848184.2" calcext:value-type="float">
            <text:p>848,184</text:p>
          </table:table-cell>
        </table:table-row>
        <table:table-row table:style-name="ro2">
          <table:table-cell office:value-type="string" calcext:value-type="string">
            <text:p>Municipal Licensing &amp; Standard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93999.98" calcext:value-type="float">
            <text:p>194,000</text:p>
          </table:table-cell>
        </table:table-row>
        <table:table-row table:style-name="ro2">
          <table:table-cell table:style-name="ce24" office:value-type="string" calcext:value-type="string">
            <text:p>Municipal Licensing &amp; Standard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4578269.75" calcext:value-type="float">
            <text:p>4,578,270</text:p>
          </table:table-cell>
        </table:table-row>
        <table:table-row table:style-name="ro2">
          <table:table-cell office:value-type="string" calcext:value-type="string">
            <text:p>Non-Program Expenditu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2841300" calcext:value-type="float">
            <text:p>52,841,300</text:p>
          </table:table-cell>
        </table:table-row>
        <table:table-row table:style-name="ro2">
          <table:table-cell office:value-type="string" calcext:value-type="string">
            <text:p>Non-Program Expenditur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00000" calcext:value-type="float">
            <text:p>200,000</text:p>
          </table:table-cell>
        </table:table-row>
        <table:table-row table:style-name="ro2">
          <table:table-cell office:value-type="string" calcext:value-type="string">
            <text:p>Non-Program Expenditur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35785845.43" calcext:value-type="float">
            <text:p>335,785,845</text:p>
          </table:table-cell>
        </table:table-row>
        <table:table-row table:style-name="ro2">
          <table:table-cell office:value-type="string" calcext:value-type="string">
            <text:p>Non-Program Expenditur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91732600" calcext:value-type="float">
            <text:p>91,732,600</text:p>
          </table:table-cell>
        </table:table-row>
        <table:table-row table:style-name="ro2">
          <table:table-cell office:value-type="string" calcext:value-type="string">
            <text:p>Non-Program Expenditur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35965551" calcext:value-type="float">
            <text:p>135,965,551</text:p>
          </table:table-cell>
        </table:table-row>
        <table:table-row table:style-name="ro2">
          <table:table-cell table:style-name="ce24" office:value-type="string" calcext:value-type="string">
            <text:p>Non-Program Expenditur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62527874" calcext:value-type="float">
            <text:p>62,527,874</text:p>
          </table:table-cell>
        </table:table-row>
        <table:table-row table:style-name="ro2">
          <table:table-cell office:value-type="string" calcext:value-type="string">
            <text:p>Non-Program Revenu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5767329" calcext:value-type="float">
            <text:p>5,767,329</text:p>
          </table:table-cell>
        </table:table-row>
        <table:table-row table:style-name="ro2">
          <table:table-cell office:value-type="string" calcext:value-type="string">
            <text:p>Non-Program Revenu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-327" calcext:value-type="float">
            <text:p>(327)</text:p>
          </table:table-cell>
        </table:table-row>
        <table:table-row table:style-name="ro2">
          <table:table-cell office:value-type="string" calcext:value-type="string">
            <text:p>Non-Program Revenu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290000" calcext:value-type="float">
            <text:p>290,000</text:p>
          </table:table-cell>
        </table:table-row>
        <table:table-row table:style-name="ro2">
          <table:table-cell table:style-name="ce24" office:value-type="string" calcext:value-type="string">
            <text:p>Non-Program Revenu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208747" calcext:value-type="float">
            <text:p>3,208,747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5171807" calcext:value-type="float">
            <text:p>15,171,807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65722.74" calcext:value-type="float">
            <text:p>65,723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8746.22" calcext:value-type="float">
            <text:p>18,746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94365.07" calcext:value-type="float">
            <text:p>694,365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72618" calcext:value-type="float">
            <text:p>72,618</text:p>
          </table:table-cell>
        </table:table-row>
        <table:table-row table:style-name="ro2">
          <table:table-cell office:value-type="string" calcext:value-type="string">
            <text:p>Office of the Chief Financial Offic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24" office:value-type="string" calcext:value-type="string">
            <text:p>Office of the Chief Financial Offic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78767" calcext:value-type="float">
            <text:p>178,767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021676.32" calcext:value-type="float">
            <text:p>1,021,676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7418.39" calcext:value-type="float">
            <text:p>7,418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233.11" calcext:value-type="float">
            <text:p>2,233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54053.44" calcext:value-type="float">
            <text:p>54,053</text:p>
          </table:table-cell>
        </table:table-row>
        <table:table-row table:style-name="ro2">
          <table:table-cell office:value-type="string" calcext:value-type="string">
            <text:p>Office of the Lobbyist Registra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386.44" calcext:value-type="float">
            <text:p>1,386</text:p>
          </table:table-cell>
        </table:table-row>
        <table:table-row table:style-name="ro2">
          <table:table-cell table:style-name="ce24" office:value-type="string" calcext:value-type="string">
            <text:p>Office of the Lobbyist Registra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385690.79" calcext:value-type="float">
            <text:p>1,385,691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2410.69" calcext:value-type="float">
            <text:p>12,411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6922.84" calcext:value-type="float">
            <text:p>6,923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17187.06" calcext:value-type="float">
            <text:p>217,187</text:p>
          </table:table-cell>
        </table:table-row>
        <table:table-row table:style-name="ro2">
          <table:table-cell office:value-type="string" calcext:value-type="string">
            <text:p>Office of the Ombudsma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797.26" calcext:value-type="float">
            <text:p>1,797</text:p>
          </table:table-cell>
        </table:table-row>
        <table:table-row table:style-name="ro2">
          <table:table-cell table:style-name="ce24" office:value-type="string" calcext:value-type="string">
            <text:p>Office of the Ombudsma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1800" calcext:value-type="float">
            <text:p>11,80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62264906.18" calcext:value-type="float">
            <text:p>62,264,906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191729.53" calcext:value-type="float">
            <text:p>1,191,730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08495.4" calcext:value-type="float">
            <text:p>108,495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7048741.77" calcext:value-type="float">
            <text:p>7,048,742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09409.26" calcext:value-type="float">
            <text:p>109,409</text:p>
          </table:table-cell>
        </table:table-row>
        <table:table-row table:style-name="ro2">
          <table:table-cell office:value-type="string" calcext:value-type="string">
            <text:p>Office of the Treasur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397732.48" calcext:value-type="float">
            <text:p>1,397,732</text:p>
          </table:table-cell>
        </table:table-row>
        <table:table-row table:style-name="ro2">
          <table:table-cell table:style-name="ce24" office:value-type="string" calcext:value-type="string">
            <text:p>Office of the Treasur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265684.24" calcext:value-type="float">
            <text:p>2,265,684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73326486.58" calcext:value-type="float">
            <text:p>273,326,487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33786129.55" calcext:value-type="float">
            <text:p>33,786,130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3290672.56" calcext:value-type="float">
            <text:p>3,290,673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1977278.26" calcext:value-type="float">
            <text:p>61,977,278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9824732.64" calcext:value-type="float">
            <text:p>9,824,733</text:p>
          </table:table-cell>
        </table:table-row>
        <table:table-row table:style-name="ro2">
          <table:table-cell office:value-type="string" calcext:value-type="string">
            <text:p>Parks, Forestry &amp; Recreatio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1327319.49" calcext:value-type="float">
            <text:p>11,327,319</text:p>
          </table:table-cell>
        </table:table-row>
        <table:table-row table:style-name="ro2">
          <table:table-cell table:style-name="ce24" office:value-type="string" calcext:value-type="string">
            <text:p>Parks, Forestry &amp; Recreatio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9512211.69" calcext:value-type="float">
            <text:p>19,512,212</text:p>
          </table:table-cell>
        </table:table-row>
        <table:table-row table:style-name="ro2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9109221.12" calcext:value-type="float">
            <text:p>19,109,221</text:p>
          </table:table-cell>
        </table:table-row>
        <table:table-row table:style-name="ro2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145401.79" calcext:value-type="float">
            <text:p>1,145,402</text:p>
          </table:table-cell>
        </table:table-row>
        <table:table-row table:style-name="ro2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87988.84" calcext:value-type="float">
            <text:p>87,989</text:p>
          </table:table-cell>
        </table:table-row>
        <table:table-row table:style-name="ro2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845971.55" calcext:value-type="float">
            <text:p>845,972</text:p>
          </table:table-cell>
        </table:table-row>
        <table:table-row table:style-name="ro2">
          <table:table-cell office:value-type="string" calcext:value-type="string">
            <text:p>Policy, Planning, Finance &amp; Administratio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16668.9" calcext:value-type="float">
            <text:p>116,669</text:p>
          </table:table-cell>
        </table:table-row>
        <table:table-row table:style-name="ro2">
          <table:table-cell table:style-name="ce24" office:value-type="string" calcext:value-type="string">
            <text:p>Policy, Planning, Finance &amp; Administratio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757609.46" calcext:value-type="float">
            <text:p>757,609</text:p>
          </table:table-cell>
        </table:table-row>
        <table:table-row table:style-name="ro2">
          <table:table-cell table:style-name="ce24" office:value-type="string" calcext:value-type="string">
            <text:p>Property Tax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Special Levy for Scarborough Subway (Reserve Contribution)</text:p>
          </table:table-cell>
          <table:table-cell office:value-type="string" calcext:value-type="string">
            <text:p>Expenses</text:p>
          </table:table-cell>
          <table:table-cell office:value-type="float" office:value="12207000" calcext:value-type="float">
            <text:p>12,207,000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67202490.01" calcext:value-type="float">
            <text:p>67,202,490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270688.84" calcext:value-type="float">
            <text:p>4,270,689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76550.87" calcext:value-type="float">
            <text:p>176,551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8431016.26" calcext:value-type="float">
            <text:p>68,431,016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162721.73" calcext:value-type="float">
            <text:p>1,162,722</text:p>
          </table:table-cell>
        </table:table-row>
        <table:table-row table:style-name="ro2">
          <table:table-cell office:value-type="string" calcext:value-type="string">
            <text:p>Shelter, Support &amp; Housing Administratio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505028985.16" calcext:value-type="float">
            <text:p>505,028,985</text:p>
          </table:table-cell>
        </table:table-row>
        <table:table-row table:style-name="ro2">
          <table:table-cell table:style-name="ce24" office:value-type="string" calcext:value-type="string">
            <text:p>Shelter, Support &amp; Housing Administratio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111569.16" calcext:value-type="float">
            <text:p>1,111,569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4174387.94" calcext:value-type="float">
            <text:p>14,174,388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99727.07" calcext:value-type="float">
            <text:p>99,727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8608.99" calcext:value-type="float">
            <text:p>18,609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656259.78" calcext:value-type="float">
            <text:p>3,656,260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12678.66" calcext:value-type="float">
            <text:p>112,679</text:p>
          </table:table-cell>
        </table:table-row>
        <table:table-row table:style-name="ro2">
          <table:table-cell office:value-type="string" calcext:value-type="string">
            <text:p>Social Development, Finance &amp; Administration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22414200" calcext:value-type="float">
            <text:p>22,414,200</text:p>
          </table:table-cell>
        </table:table-row>
        <table:table-row table:style-name="ro2">
          <table:table-cell table:style-name="ce24" office:value-type="string" calcext:value-type="string">
            <text:p>Social Development, Finance &amp; Administration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00989" calcext:value-type="float">
            <text:p>300,989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92401735.18" calcext:value-type="float">
            <text:p>92,401,735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5957949.3" calcext:value-type="float">
            <text:p>5,957,949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441743.21" calcext:value-type="float">
            <text:p>441,743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25687198.2" calcext:value-type="float">
            <text:p>125,687,198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40788761.75" calcext:value-type="float">
            <text:p>40,788,762</text:p>
          </table:table-cell>
        </table:table-row>
        <table:table-row table:style-name="ro2">
          <table:table-cell office:value-type="string" calcext:value-type="string">
            <text:p>Solid Waste Management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57578233.93" calcext:value-type="float">
            <text:p>57,578,234</text:p>
          </table:table-cell>
        </table:table-row>
        <table:table-row table:style-name="ro2">
          <table:table-cell table:style-name="ce24" office:value-type="string" calcext:value-type="string">
            <text:p>Solid Waste Management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1170220.7" calcext:value-type="float">
            <text:p>31,170,221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0411924.98" calcext:value-type="float">
            <text:p>10,411,925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825751.56" calcext:value-type="float">
            <text:p>1,825,752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709361.2" calcext:value-type="float">
            <text:p>709,361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154949.57" calcext:value-type="float">
            <text:p>6,154,950</text:p>
          </table:table-cell>
        </table:table-row>
        <table:table-row table:style-name="ro2">
          <table:table-cell office:value-type="string" calcext:value-type="string">
            <text:p>Theatr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936500.04" calcext:value-type="float">
            <text:p>1,936,500</text:p>
          </table:table-cell>
        </table:table-row>
        <table:table-row table:style-name="ro2">
          <table:table-cell table:style-name="ce24" office:value-type="string" calcext:value-type="string">
            <text:p>Theatr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1122751" calcext:value-type="float">
            <text:p>1,122,751</text:p>
          </table:table-cell>
        </table:table-row>
        <table:table-row table:style-name="ro2">
          <table:table-cell office:value-type="string" calcext:value-type="string">
            <text:p>Toronto &amp; Region Conservation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30785400" calcext:value-type="float">
            <text:p>30,785,400</text:p>
          </table:table-cell>
        </table:table-row>
        <table:table-row table:style-name="ro2">
          <table:table-cell office:value-type="string" calcext:value-type="string">
            <text:p>Toronto &amp; Region Conservation Authorit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421700" calcext:value-type="float">
            <text:p>4,421,700</text:p>
          </table:table-cell>
        </table:table-row>
        <table:table-row table:style-name="ro2">
          <table:table-cell office:value-type="string" calcext:value-type="string">
            <text:p>Toronto &amp; Region Conservation Authorit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820600" calcext:value-type="float">
            <text:p>820,600</text:p>
          </table:table-cell>
        </table:table-row>
        <table:table-row table:style-name="ro2">
          <table:table-cell table:style-name="ce24" office:value-type="string" calcext:value-type="string">
            <text:p>Toronto &amp; Region Conservation Authorit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878300" calcext:value-type="float">
            <text:p>2,878,300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948949" calcext:value-type="float">
            <text:p>948,949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9993" calcext:value-type="float">
            <text:p>19,993</text:p>
          </table:table-cell>
        </table:table-row>
        <table:table-row table:style-name="ro2">
          <table:table-cell office:value-type="string" calcext:value-type="string">
            <text:p>Toronto Atmospheric Fund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006058" calcext:value-type="float">
            <text:p>1,006,058</text:p>
          </table:table-cell>
        </table:table-row>
        <table:table-row table:style-name="ro2">
          <table:table-cell table:style-name="ce24" office:value-type="string" calcext:value-type="string">
            <text:p>Toronto Atmospheric Fund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450000" calcext:value-type="float">
            <text:p>450,000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42460060.68" calcext:value-type="float">
            <text:p>42,460,061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39901.48" calcext:value-type="float">
            <text:p>239,901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451046.96" calcext:value-type="float">
            <text:p>451,047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196097.3" calcext:value-type="float">
            <text:p>1,196,097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3170562.24" calcext:value-type="float">
            <text:p>3,170,562</text:p>
          </table:table-cell>
        </table:table-row>
        <table:table-row table:style-name="ro2">
          <table:table-cell office:value-type="string" calcext:value-type="string">
            <text:p>Toronto Building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278487.96" calcext:value-type="float">
            <text:p>278,488</text:p>
          </table:table-cell>
        </table:table-row>
        <table:table-row table:style-name="ro2">
          <table:table-cell table:style-name="ce24" office:value-type="string" calcext:value-type="string">
            <text:p>Toronto Building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612848.71" calcext:value-type="float">
            <text:p>612,849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90739929.68" calcext:value-type="float">
            <text:p>190,739,93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4102272.15" calcext:value-type="float">
            <text:p>14,102,272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75027.96" calcext:value-type="float">
            <text:p>275,028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88987884.06" calcext:value-type="float">
            <text:p>88,987,884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1100000" calcext:value-type="float">
            <text:p>1,100,000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2317127.55" calcext:value-type="float">
            <text:p>22,317,128</text:p>
          </table:table-cell>
        </table:table-row>
        <table:table-row table:style-name="ro2">
          <table:table-cell office:value-type="string" calcext:value-type="string">
            <text:p>Toronto Employment &amp; Social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831240338" calcext:value-type="float">
            <text:p>831,240,338</text:p>
          </table:table-cell>
        </table:table-row>
        <table:table-row table:style-name="ro2">
          <table:table-cell table:style-name="ce24" office:value-type="string" calcext:value-type="string">
            <text:p>Toronto Employment &amp; Social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23565009.74" calcext:value-type="float">
            <text:p>23,565,010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54358061.97" calcext:value-type="float">
            <text:p>154,358,062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6433030.91" calcext:value-type="float">
            <text:p>6,433,031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787810.69" calcext:value-type="float">
            <text:p>787,811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9770025.23" calcext:value-type="float">
            <text:p>9,770,025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472000" calcext:value-type="float">
            <text:p>472,000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5647669.53" calcext:value-type="float">
            <text:p>5,647,670</text:p>
          </table:table-cell>
        </table:table-row>
        <table:table-row table:style-name="ro2">
          <table:table-cell office:value-type="string" calcext:value-type="string">
            <text:p>Toronto Paramedic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8937" calcext:value-type="float">
            <text:p>8,937</text:p>
          </table:table-cell>
        </table:table-row>
        <table:table-row table:style-name="ro2">
          <table:table-cell table:style-name="ce24" office:value-type="string" calcext:value-type="string">
            <text:p>Toronto Paramedic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9704944.19" calcext:value-type="float">
            <text:p>9,704,944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2457751" calcext:value-type="float">
            <text:p>22,457,751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7425911" calcext:value-type="float">
            <text:p>7,425,911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7377200" calcext:value-type="float">
            <text:p>7,377,200</text:p>
          </table:table-cell>
        </table:table-row>
        <table:table-row table:style-name="ro2">
          <table:table-cell office:value-type="string" calcext:value-type="string">
            <text:p>Toronto Parking Authorit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0318032" calcext:value-type="float">
            <text:p>20,318,032</text:p>
          </table:table-cell>
        </table:table-row>
        <table:table-row table:style-name="ro2">
          <table:table-cell table:style-name="ce24" office:value-type="string" calcext:value-type="string">
            <text:p>Toronto Parking Authorit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80856899" calcext:value-type="float">
            <text:p>80,856,899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966681012" calcext:value-type="float">
            <text:p>966,681,012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1068800.4" calcext:value-type="float">
            <text:p>21,068,8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1835100.4" calcext:value-type="float">
            <text:p>1,835,1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7848700" calcext:value-type="float">
            <text:p>37,848,700</text:p>
          </table:table-cell>
        </table:table-row>
        <table:table-row table:style-name="ro2">
          <table:table-cell office:value-type="string" calcext:value-type="string">
            <text:p>Toronto Police Servic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38297700" calcext:value-type="float">
            <text:p>38,297,700</text:p>
          </table:table-cell>
        </table:table-row>
        <table:table-row table:style-name="ro2">
          <table:table-cell table:style-name="ce24" office:value-type="string" calcext:value-type="string">
            <text:p>Toronto Police Service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9819800" calcext:value-type="float">
            <text:p>19,819,8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022100" calcext:value-type="float">
            <text:p>1,022,1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7300" calcext:value-type="float">
            <text:p>7,3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872800" calcext:value-type="float">
            <text:p>872,800</text:p>
          </table:table-cell>
        </table:table-row>
        <table:table-row table:style-name="ro2">
          <table:table-cell office:value-type="string" calcext:value-type="string">
            <text:p>Toronto Police Services Board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610600" calcext:value-type="float">
            <text:p>610,600</text:p>
          </table:table-cell>
        </table:table-row>
        <table:table-row table:style-name="ro2">
          <table:table-cell table:style-name="ce24" office:value-type="string" calcext:value-type="string">
            <text:p>Toronto Police Services Board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645400" calcext:value-type="float">
            <text:p>645,400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77907500.58" calcext:value-type="float">
            <text:p>177,907,501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028367.44" calcext:value-type="float">
            <text:p>4,028,367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884562.85" calcext:value-type="float">
            <text:p>884,563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7479720.53" calcext:value-type="float">
            <text:p>37,479,721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1431731.9" calcext:value-type="float">
            <text:p>1,431,732</text:p>
          </table:table-cell>
        </table:table-row>
        <table:table-row table:style-name="ro2">
          <table:table-cell office:value-type="string" calcext:value-type="string">
            <text:p>Toronto Public Health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9378682.68" calcext:value-type="float">
            <text:p>9,378,683</text:p>
          </table:table-cell>
        </table:table-row>
        <table:table-row table:style-name="ro2">
          <table:table-cell table:style-name="ce24" office:value-type="string" calcext:value-type="string">
            <text:p>Toronto Public Health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6521638.04" calcext:value-type="float">
            <text:p>16,521,638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37797840" calcext:value-type="float">
            <text:p>137,797,84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20459676" calcext:value-type="float">
            <text:p>20,459,676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523316" calcext:value-type="float">
            <text:p>523,316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22796752" calcext:value-type="float">
            <text:p>22,796,752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 office:value-type="string" calcext:value-type="string">
            <text:p>Expenses</text:p>
          </table:table-cell>
          <table:table-cell office:value-type="float" office:value="1848000" calcext:value-type="float">
            <text:p>1,848,000</text:p>
          </table:table-cell>
        </table:table-row>
        <table:table-row table:style-name="ro2">
          <table:table-cell office:value-type="string" calcext:value-type="string">
            <text:p>Toronto Public Library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790521" calcext:value-type="float">
            <text:p>790,521</text:p>
          </table:table-cell>
        </table:table-row>
        <table:table-row table:style-name="ro2">
          <table:table-cell table:style-name="ce24" office:value-type="string" calcext:value-type="string">
            <text:p>Toronto Public Library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4030" calcext:value-type="float">
            <text:p>4,030</text:p>
          </table:table-cell>
        </table:table-row>
        <table:table-row table:style-name="ro2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156115100.01" calcext:value-type="float">
            <text:p>1,156,115,100</text:p>
          </table:table-cell>
        </table:table-row>
        <table:table-row table:style-name="ro2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311374799.42" calcext:value-type="float">
            <text:p>311,374,799</text:p>
          </table:table-cell>
        </table:table-row>
        <table:table-row table:style-name="ro2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31906700.41" calcext:value-type="float">
            <text:p>31,906,700</text:p>
          </table:table-cell>
        </table:table-row>
        <table:table-row table:style-name="ro2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69401399.78" calcext:value-type="float">
            <text:p>69,401,400</text:p>
          </table:table-cell>
        </table:table-row>
        <table:table-row table:style-name="ro2">
          <table:table-cell office:value-type="string" calcext:value-type="string">
            <text:p>Toronto Transit Commission - Conventional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34194300" calcext:value-type="float">
            <text:p>34,194,300</text:p>
          </table:table-cell>
        </table:table-row>
        <table:table-row table:style-name="ro2">
          <table:table-cell table:style-name="ce24" office:value-type="string" calcext:value-type="string">
            <text:p>Toronto Transit Commission - Conventional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3566800.01" calcext:value-type="float">
            <text:p>3,566,8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8076400.02" calcext:value-type="float">
            <text:p>58,076,4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4873099.97" calcext:value-type="float">
            <text:p>14,873,100</text:p>
          </table:table-cell>
        </table:table-row>
        <table:table-row table:style-name="ro2">
          <table:table-cell office:value-type="string" calcext:value-type="string">
            <text:p>Toronto Transit Commission - Wheel Tran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38931599.97" calcext:value-type="float">
            <text:p>38,931,600</text:p>
          </table:table-cell>
        </table:table-row>
        <table:table-row table:style-name="ro2">
          <table:table-cell table:style-name="ce24" office:value-type="string" calcext:value-type="string">
            <text:p>Toronto Transit Commission - Wheel Tran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680800.03" calcext:value-type="float">
            <text:p>680,800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164734698.31" calcext:value-type="float">
            <text:p>164,734,698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94399392.33" calcext:value-type="float">
            <text:p>94,399,392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2650006.41" calcext:value-type="float">
            <text:p>2,650,006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52163453.67" calcext:value-type="float">
            <text:p>52,163,454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622699158.02" calcext:value-type="float">
            <text:p>622,699,158</text:p>
          </table:table-cell>
        </table:table-row>
        <table:table-row table:style-name="ro2">
          <table:table-cell office:value-type="string" calcext:value-type="string">
            <text:p>Toronto Water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20271351.97" calcext:value-type="float">
            <text:p>20,271,352</text:p>
          </table:table-cell>
        </table:table-row>
        <table:table-row table:style-name="ro2">
          <table:table-cell table:style-name="ce24" office:value-type="string" calcext:value-type="string">
            <text:p>Toronto Water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65168394.93" calcext:value-type="float">
            <text:p>65,168,395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28151490.2" calcext:value-type="float">
            <text:p>28,151,490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8269999.2" calcext:value-type="float">
            <text:p>8,269,999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365898.98" calcext:value-type="float">
            <text:p>365,899</text:p>
          </table:table-cell>
        </table:table-row>
        <table:table-row table:style-name="ro2">
          <table:table-cell office:value-type="string" calcext:value-type="string">
            <text:p>Toronto Zoo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2666067.66" calcext:value-type="float">
            <text:p>12,666,068</text:p>
          </table:table-cell>
        </table:table-row>
        <table:table-row table:style-name="ro2">
          <table:table-cell table:style-name="ce24" office:value-type="string" calcext:value-type="string">
            <text:p>Toronto Zoo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302386" calcext:value-type="float">
            <text:p>2,302,386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95018743.54" calcext:value-type="float">
            <text:p>95,018,744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41651053.67" calcext:value-type="float">
            <text:p>41,651,054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737000.75" calcext:value-type="float">
            <text:p>737,001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66053359.02" calcext:value-type="float">
            <text:p>166,053,359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1034431.99" calcext:value-type="float">
            <text:p>21,034,432</text:p>
          </table:table-cell>
        </table:table-row>
        <table:table-row table:style-name="ro2">
          <table:table-cell office:value-type="string" calcext:value-type="string">
            <text:p>Transportation Services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 office:value-type="string" calcext:value-type="string">
            <text:p>Expenses</text:p>
          </table:table-cell>
          <table:table-cell office:value-type="float" office:value="718948.43" calcext:value-type="float">
            <text:p>718,948</text:p>
          </table:table-cell>
        </table:table-row>
        <table:table-row table:style-name="ro2">
          <table:table-cell table:style-name="ce24" office:value-type="string" calcext:value-type="string">
            <text:p>Transportation Services</text:p>
          </table:table-cell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 office:value-type="string" calcext:value-type="string">
            <text:p>Expenses</text:p>
          </table:table-cell>
          <table:table-cell office:value-type="float" office:value="14988145.2" calcext:value-type="float">
            <text:p>14,988,145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 office:value-type="string" calcext:value-type="string">
            <text:p>Expenses</text:p>
          </table:table-cell>
          <table:table-cell office:value-type="float" office:value="542321" calcext:value-type="float">
            <text:p>542,321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 office:value-type="string" calcext:value-type="string">
            <text:p>Expenses</text:p>
          </table:table-cell>
          <table:table-cell office:value-type="float" office:value="184086" calcext:value-type="float">
            <text:p>184,086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Expenses</text:p>
          </table:table-cell>
          <table:table-cell office:value-type="float" office:value="40000" calcext:value-type="float">
            <text:p>40,000</text:p>
          </table:table-cell>
        </table:table-row>
        <table:table-row table:style-name="ro2">
          <table:table-cell office:value-type="string" calcext:value-type="string">
            <text:p>Yonge-Dundas Square</text:p>
          </table:table-cell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 office:value-type="string" calcext:value-type="string">
            <text:p>Expenses</text:p>
          </table:table-cell>
          <table:table-cell office:value-type="float" office:value="1446767" calcext:value-type="float">
            <text:p>1,446,767</text:p>
          </table:table-cell>
        </table:table-row>
        <table:table-row table:style-name="ro2">
          <table:table-cell table:style-name="ce24" office:value-type="string" calcext:value-type="string">
            <text:p>Yonge-Dundas Square</text:p>
          </table:table-cell>
          <table:table-cell office:value-type="string" calcext:value-type="string">
            <text:p>510A</text:p>
          </table:table-cell>
          <table:table-cell office:value-type="string" calcext:value-type="string">
            <text:p>Contribution To Reserves/Reserve Funds</text:p>
          </table:table-cell>
          <table:table-cell office:value-type="string" calcext:value-type="string">
            <text:p>Expenses</text:p>
          </table:table-cell>
          <table:table-cell office:value-type="float" office:value="2387" calcext:value-type="float">
            <text:p>2,387</text:p>
          </table:table-cell>
        </table:table-row>
        <table:table-row table:style-name="ro2">
          <table:table-cell table:style-name="ce25" office:value-type="string" calcext:value-type="string">
            <text:p>Total Result</text:p>
          </table:table-cell>
          <table:table-cell table:style-name="ce28" table:number-columns-repeated="2"/>
          <table:table-cell table:style-name="ce29"/>
          <table:table-cell table:style-name="ce32" office:value-type="float" office:value="11207754807.7" calcext:value-type="float">
            <text:p>11,207,754,808</text:p>
          </table:table-cell>
        </table:table-row>
      </table:table>
      <table:named-expressions/>
      <table:data-pilot-tables>
        <table:data-pilot-table table:name="DataPilot1" table:application-data="" table:target-range-address="'Pivot Table_2014_1'.A1:'Pivot Table_2014_1'.E330" table:buttons="'Pivot Table_2014_1'.A1 'Pivot Table_2014_1'.B1 'Pivot Table_2014_1'.C1 'Pivot Table_2014_1'.D1" table:show-filter-button="false" table:drill-down-on-double-click="false">
          <table:source-cell-range table:cell-range-address="'2014'.A1:'2014'.E5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gram" table:orientation="row" table:used-hierarchy="0" table:function="auto">
            <table:data-pilot-level table:show-empty="false" calcext:repeat-item-labels="true">
              <table:data-pilot-members>
                <table:data-pilot-member table:name="311 Toronto" table:display="true" table:show-details="true"/>
                <table:data-pilot-member table:name="Affordable Housing Office" table:display="true" table:show-details="true"/>
                <table:data-pilot-member table:name="Arena Boards of Management" table:display="true" table:show-details="true"/>
                <table:data-pilot-member table:name="Association of Community Centres" table:display="true" table:show-details="true"/>
                <table:data-pilot-member table:name="Auditor General's Office" table:display="true" table:show-details="true"/>
                <table:data-pilot-member table:name="Capital &amp; Corporate Financing" table:display="true" table:show-details="true"/>
                <table:data-pilot-member table:name="Children's Services" table:display="true" table:show-details="true"/>
                <table:data-pilot-member table:name="City Clerk's Office" table:display="true" table:show-details="true"/>
                <table:data-pilot-member table:name="City Council" table:display="true" table:show-details="true"/>
                <table:data-pilot-member table:name="City Manager's Office" table:display="true" table:show-details="true"/>
                <table:data-pilot-member table:name="City Planning" table:display="true" table:show-details="true"/>
                <table:data-pilot-member table:name="Court Services" table:display="true" table:show-details="true"/>
                <table:data-pilot-member table:name="Economic Development &amp; Culture" table:display="true" table:show-details="true"/>
                <table:data-pilot-member table:name="Engineering &amp; Construction Services" table:display="true" table:show-details="true"/>
                <table:data-pilot-member table:name="Exhibition Place" table:display="true" table:show-details="true"/>
                <table:data-pilot-member table:name="Facilities, Real Estate, Environment &amp; Energy" table:display="true" table:show-details="true"/>
                <table:data-pilot-member table:name="Fire Services" table:display="true" table:show-details="true"/>
                <table:data-pilot-member table:name="Fleet Services" table:display="true" table:show-details="true"/>
                <table:data-pilot-member table:name="Heritage Toronto" table:display="true" table:show-details="true"/>
                <table:data-pilot-member table:name="Information &amp; Technology" table:display="true" table:show-details="true"/>
                <table:data-pilot-member table:name="Integrity Commissioner's Office" table:display="true" table:show-details="true"/>
                <table:data-pilot-member table:name="Legal Services" table:display="true" table:show-details="true"/>
                <table:data-pilot-member table:name="Long Term Care Homes &amp; Services" table:display="true" table:show-details="true"/>
                <table:data-pilot-member table:name="Mayor's Office" table:display="true" table:show-details="true"/>
                <table:data-pilot-member table:name="Municipal Licensing &amp; Standards" table:display="true" table:show-details="true"/>
                <table:data-pilot-member table:name="Non-Program Expenditures" table:display="true" table:show-details="true"/>
                <table:data-pilot-member table:name="Non-Program Revenues" table:display="true" table:show-details="true"/>
                <table:data-pilot-member table:name="Office of the Chief Financial Officer" table:display="true" table:show-details="true"/>
                <table:data-pilot-member table:name="Office of the Lobbyist Registrar" table:display="true" table:show-details="true"/>
                <table:data-pilot-member table:name="Office of the Ombudsman" table:display="true" table:show-details="true"/>
                <table:data-pilot-member table:name="Office of the Treasurer" table:display="true" table:show-details="true"/>
                <table:data-pilot-member table:name="Parks, Forestry &amp; Recreation" table:display="true" table:show-details="true"/>
                <table:data-pilot-member table:name="Policy, Planning, Finance &amp; Administration" table:display="true" table:show-details="true"/>
                <table:data-pilot-member table:name="Property Tax" table:display="true" table:show-details="true"/>
                <table:data-pilot-member table:name="Shelter, Support &amp; Housing Administration" table:display="true" table:show-details="true"/>
                <table:data-pilot-member table:name="Social Development, Finance &amp; Administration" table:display="true" table:show-details="true"/>
                <table:data-pilot-member table:name="Solid Waste Management Services" table:display="true" table:show-details="true"/>
                <table:data-pilot-member table:name="Theatres" table:display="true" table:show-details="true"/>
                <table:data-pilot-member table:name="Toronto &amp; Region Conservation Authority" table:display="true" table:show-details="true"/>
                <table:data-pilot-member table:name="Toronto Atmospheric Fund" table:display="true" table:show-details="true"/>
                <table:data-pilot-member table:name="Toronto Building" table:display="true" table:show-details="true"/>
                <table:data-pilot-member table:name="Toronto Employment &amp; Social Services" table:display="true" table:show-details="true"/>
                <table:data-pilot-member table:name="Toronto Paramedic Services" table:display="true" table:show-details="true"/>
                <table:data-pilot-member table:name="Toronto Parking Authority" table:display="true" table:show-details="true"/>
                <table:data-pilot-member table:name="Toronto Police Service" table:display="true" table:show-details="true"/>
                <table:data-pilot-member table:name="Toronto Police Services Board" table:display="true" table:show-details="true"/>
                <table:data-pilot-member table:name="Toronto Public Health" table:display="true" table:show-details="true"/>
                <table:data-pilot-member table:name="Toronto Public Library" table:display="true" table:show-details="true"/>
                <table:data-pilot-member table:name="Toronto Transit Commission - Conventional" table:display="true" table:show-details="true"/>
                <table:data-pilot-member table:name="Toronto Transit Commission - Wheel Trans" table:display="true" table:show-details="true"/>
                <table:data-pilot-member table:name="Toronto Water" table:display="true" table:show-details="true"/>
                <table:data-pilot-member table:name="Toronto Zoo" table:display="true" table:show-details="true"/>
                <table:data-pilot-member table:name="Transportation Services" table:display="true" table:show-details="true"/>
                <table:data-pilot-member table:name="Yonge-Dundas Square" table:display="true" table:show-details="true"/>
              </table:data-pilot-members>
              <table:data-pilot-display-info table:enabled="false" table:display-member-mode="from-top" table:member-count="10" table:data-field="2014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 Name" table:orientation="row" table:used-hierarchy="0" table:function="auto">
            <table:data-pilot-level table:show-empty="false" calcext:repeat-item-labels="false">
              <table:data-pilot-members>
                <table:data-pilot-member table:name="Contribution From Reserves/Reserve Funds" table:display="true" table:show-details="true"/>
                <table:data-pilot-member table:name="Contribution To Capital" table:display="true" table:show-details="true"/>
                <table:data-pilot-member table:name="Contribution To Reserves/Reserve Funds" table:display="true" table:show-details="true"/>
                <table:data-pilot-member table:name="Equipment" table:display="true" table:show-details="true"/>
                <table:data-pilot-member table:name="Federal Subsidies" table:display="true" table:show-details="true"/>
                <table:data-pilot-member table:name="Inter-Divisional Charges" table:display="true" table:show-details="true"/>
                <table:data-pilot-member table:name="Inter-Divisional Recoveries" table:display="true" table:show-details="true"/>
                <table:data-pilot-member table:name="Licences &amp; Permits Revenue" table:display="true" table:show-details="true"/>
                <table:data-pilot-member table:name="Materials &amp; Supplies" table:display="true" table:show-details="true"/>
                <table:data-pilot-member table:name="Other Expenditures" table:display="true" table:show-details="true"/>
                <table:data-pilot-member table:name="Other Subsidies" table:display="true" table:show-details="true"/>
                <table:data-pilot-member table:name="Property Tax" table:display="true" table:show-details="true"/>
                <table:data-pilot-member table:name="Provincial Subsidies" table:display="true" table:show-details="true"/>
                <table:data-pilot-member table:name="Salaries And Benefits" table:display="true" table:show-details="true"/>
                <table:data-pilot-member table:name="Service And Rent" table:display="true" table:show-details="true"/>
                <table:data-pilot-member table:name="Special Levy for Scarborough Subway" table:display="true" table:show-details="true"/>
                <table:data-pilot-member table:name="Special Levy for Scarborough Subway (Reserve Contribution)" table:display="true" table:show-details="true"/>
                <table:data-pilot-member table:name="Sundry and Other Revenues" table:display="true" table:show-details="true"/>
                <table:data-pilot-member table:name="Transfers From Capital" table:display="true" table:show-details="true"/>
                <table:data-pilot-member table:name="User Fees &amp; Don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pense/Revenue" table:orientation="row" table:used-hierarchy="0" table:function="auto">
            <table:data-pilot-level table:show-empty="false" calcext:repeat-item-labels="false">
              <table:data-pilot-members>
                <table:data-pilot-member table:name="Expenses" table:display="true" table:show-details="true"/>
                <table:data-pilot-member table:name="Revenue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14" table:orientation="data" table:used-hierarchy="0" table:function="sum">
            <table:data-pilot-level table:show-empty="false" calcext:repeat-item-labels="false">
              <table:data-pilot-members>
                <table:data-pilot-member table:name="(3,762,089,651)" table:display="true" table:show-details="true"/>
                <table:data-pilot-member table:name="(1,166,478,100)" table:display="true" table:show-details="true"/>
                <table:data-pilot-member table:name="(984,575,447)" table:display="true" table:show-details="true"/>
                <table:data-pilot-member table:name="(938,590,373)" table:display="true" table:show-details="true"/>
                <table:data-pilot-member table:name="(869,138,764)" table:display="true" table:show-details="true"/>
                <table:data-pilot-member table:name="(298,298,770)" table:display="true" table:show-details="true"/>
                <table:data-pilot-member table:name="(270,380,190)" table:display="true" table:show-details="true"/>
                <table:data-pilot-member table:name="(174,900,996)" table:display="true" table:show-details="true"/>
                <table:data-pilot-member table:name="(166,507,179)" table:display="true" table:show-details="true"/>
                <table:data-pilot-member table:name="(138,473,491)" table:display="true" table:show-details="true"/>
                <table:data-pilot-member table:name="(137,075,384)" table:display="true" table:show-details="true"/>
                <table:data-pilot-member table:name="(133,910,290)" table:display="true" table:show-details="true"/>
                <table:data-pilot-member table:name="(131,649,626)" table:display="true" table:show-details="true"/>
                <table:data-pilot-member table:name="(115,031,058)" table:display="true" table:show-details="true"/>
                <table:data-pilot-member table:name="(97,600,000)" table:display="true" table:show-details="true"/>
                <table:data-pilot-member table:name="(76,330,516)" table:display="true" table:show-details="true"/>
                <table:data-pilot-member table:name="(75,957,067)" table:display="true" table:show-details="true"/>
                <table:data-pilot-member table:name="(61,773,822)" table:display="true" table:show-details="true"/>
                <table:data-pilot-member table:name="(55,998,919)" table:display="true" table:show-details="true"/>
                <table:data-pilot-member table:name="(51,222,192)" table:display="true" table:show-details="true"/>
                <table:data-pilot-member table:name="(49,244,020)" table:display="true" table:show-details="true"/>
                <table:data-pilot-member table:name="(48,462,422)" table:display="true" table:show-details="true"/>
                <table:data-pilot-member table:name="(47,815,000)" table:display="true" table:show-details="true"/>
                <table:data-pilot-member table:name="(46,271,564)" table:display="true" table:show-details="true"/>
                <table:data-pilot-member table:name="(44,809,482)" table:display="true" table:show-details="true"/>
                <table:data-pilot-member table:name="(44,769,729)" table:display="true" table:show-details="true"/>
                <table:data-pilot-member table:name="(43,113,390)" table:display="true" table:show-details="true"/>
                <table:data-pilot-member table:name="(41,946,518)" table:display="true" table:show-details="true"/>
                <table:data-pilot-member table:name="(41,495,400)" table:display="true" table:show-details="true"/>
                <table:data-pilot-member table:name="(37,989,783)" table:display="true" table:show-details="true"/>
                <table:data-pilot-member table:name="(37,981,755)" table:display="true" table:show-details="true"/>
                <table:data-pilot-member table:name="(37,774,681)" table:display="true" table:show-details="true"/>
                <table:data-pilot-member table:name="(36,675,474)" table:display="true" table:show-details="true"/>
                <table:data-pilot-member table:name="(35,303,046)" table:display="true" table:show-details="true"/>
                <table:data-pilot-member table:name="(35,299,700)" table:display="true" table:show-details="true"/>
                <table:data-pilot-member table:name="(30,045,689)" table:display="true" table:show-details="true"/>
                <table:data-pilot-member table:name="(29,570,000)" table:display="true" table:show-details="true"/>
                <table:data-pilot-member table:name="(27,353,983)" table:display="true" table:show-details="true"/>
                <table:data-pilot-member table:name="(25,765,264)" table:display="true" table:show-details="true"/>
                <table:data-pilot-member table:name="(24,641,946)" table:display="true" table:show-details="true"/>
                <table:data-pilot-member table:name="(24,174,000)" table:display="true" table:show-details="true"/>
                <table:data-pilot-member table:name="(23,725,155)" table:display="true" table:show-details="true"/>
                <table:data-pilot-member table:name="(23,599,500)" table:display="true" table:show-details="true"/>
                <table:data-pilot-member table:name="(23,335,891)" table:display="true" table:show-details="true"/>
                <table:data-pilot-member table:name="(21,898,094)" table:display="true" table:show-details="true"/>
                <table:data-pilot-member table:name="(21,795,330)" table:display="true" table:show-details="true"/>
                <table:data-pilot-member table:name="(20,682,200)" table:display="true" table:show-details="true"/>
                <table:data-pilot-member table:name="(20,138,866)" table:display="true" table:show-details="true"/>
                <table:data-pilot-member table:name="(19,037,500)" table:display="true" table:show-details="true"/>
                <table:data-pilot-member table:name="(18,747,699)" table:display="true" table:show-details="true"/>
                <table:data-pilot-member table:name="(17,897,312)" table:display="true" table:show-details="true"/>
                <table:data-pilot-member table:name="(17,675,874)" table:display="true" table:show-details="true"/>
                <table:data-pilot-member table:name="(16,800,000)" table:display="true" table:show-details="true"/>
                <table:data-pilot-member table:name="(15,919,025)" table:display="true" table:show-details="true"/>
                <table:data-pilot-member table:name="(15,580,192)" table:display="true" table:show-details="true"/>
                <table:data-pilot-member table:name="(14,859,939)" table:display="true" table:show-details="true"/>
                <table:data-pilot-member table:name="(13,548,915)" table:display="true" table:show-details="true"/>
                <table:data-pilot-member table:name="(12,913,569)" table:display="true" table:show-details="true"/>
                <table:data-pilot-member table:name="(12,792,981)" table:display="true" table:show-details="true"/>
                <table:data-pilot-member table:name="(12,312,867)" table:display="true" table:show-details="true"/>
                <table:data-pilot-member table:name="(12,207,000)" table:display="true" table:show-details="true"/>
                <table:data-pilot-member table:name="(11,865,855)" table:display="true" table:show-details="true"/>
                <table:data-pilot-member table:name="(11,005,905)" table:display="true" table:show-details="true"/>
                <table:data-pilot-member table:name="(10,520,934)" table:display="true" table:show-details="true"/>
                <table:data-pilot-member table:name="(10,407,536)" table:display="true" table:show-details="true"/>
                <table:data-pilot-member table:name="(10,200,000)" table:display="true" table:show-details="true"/>
                <table:data-pilot-member table:name="(9,846,652)" table:display="true" table:show-details="true"/>
                <table:data-pilot-member table:name="(9,633,089)" table:display="true" table:show-details="true"/>
                <table:data-pilot-member table:name="(9,471,093)" table:display="true" table:show-details="true"/>
                <table:data-pilot-member table:name="(9,399,000)" table:display="true" table:show-details="true"/>
                <table:data-pilot-member table:name="(9,170,965)" table:display="true" table:show-details="true"/>
                <table:data-pilot-member table:name="(8,906,278)" table:display="true" table:show-details="true"/>
                <table:data-pilot-member table:name="(7,271,235)" table:display="true" table:show-details="true"/>
                <table:data-pilot-member table:name="(7,115,354)" table:display="true" table:show-details="true"/>
                <table:data-pilot-member table:name="(7,009,167)" table:display="true" table:show-details="true"/>
                <table:data-pilot-member table:name="(6,305,601)" table:display="true" table:show-details="true"/>
                <table:data-pilot-member table:name="(6,040,166)" table:display="true" table:show-details="true"/>
                <table:data-pilot-member table:name="(5,804,561)" table:display="true" table:show-details="true"/>
                <table:data-pilot-member table:name="(5,738,800)" table:display="true" table:show-details="true"/>
                <table:data-pilot-member table:name="(5,685,704)" table:display="true" table:show-details="true"/>
                <table:data-pilot-member table:name="(5,504,059)" table:display="true" table:show-details="true"/>
                <table:data-pilot-member table:name="(5,503,047)" table:display="true" table:show-details="true"/>
                <table:data-pilot-member table:name="(5,445,342)" table:display="true" table:show-details="true"/>
                <table:data-pilot-member table:name="(5,208,648)" table:display="true" table:show-details="true"/>
                <table:data-pilot-member table:name="(5,063,080)" table:display="true" table:show-details="true"/>
                <table:data-pilot-member table:name="(5,046,320)" table:display="true" table:show-details="true"/>
                <table:data-pilot-member table:name="(4,824,329)" table:display="true" table:show-details="true"/>
                <table:data-pilot-member table:name="(4,815,290)" table:display="true" table:show-details="true"/>
                <table:data-pilot-member table:name="(4,525,503)" table:display="true" table:show-details="true"/>
                <table:data-pilot-member table:name="(4,446,608)" table:display="true" table:show-details="true"/>
                <table:data-pilot-member table:name="(4,151,873)" table:display="true" table:show-details="true"/>
                <table:data-pilot-member table:name="(3,968,288)" table:display="true" table:show-details="true"/>
                <table:data-pilot-member table:name="(3,786,870)" table:display="true" table:show-details="true"/>
                <table:data-pilot-member table:name="(3,707,520)" table:display="true" table:show-details="true"/>
                <table:data-pilot-member table:name="(3,519,935)" table:display="true" table:show-details="true"/>
                <table:data-pilot-member table:name="(3,500,000)" table:display="true" table:show-details="true"/>
                <table:data-pilot-member table:name="(3,439,978)" table:display="true" table:show-details="true"/>
                <table:data-pilot-member table:name="(3,310,044)" table:display="true" table:show-details="true"/>
                <table:data-pilot-member table:name="(3,196,934)" table:display="true" table:show-details="true"/>
                <table:data-pilot-member table:name="(3,155,602)" table:display="true" table:show-details="true"/>
                <table:data-pilot-member table:name="(3,118,647)" table:display="true" table:show-details="true"/>
                <table:data-pilot-member table:name="(3,050,200)" table:display="true" table:show-details="true"/>
                <table:data-pilot-member table:name="(2,903,295)" table:display="true" table:show-details="true"/>
                <table:data-pilot-member table:name="(2,874,457)" table:display="true" table:show-details="true"/>
                <table:data-pilot-member table:name="(2,825,000)" table:display="true" table:show-details="true"/>
                <table:data-pilot-member table:name="(2,773,525)" table:display="true" table:show-details="true"/>
                <table:data-pilot-member table:name="(2,591,536)" table:display="true" table:show-details="true"/>
                <table:data-pilot-member table:name="(2,524,525)" table:display="true" table:show-details="true"/>
                <table:data-pilot-member table:name="(2,503,377)" table:display="true" table:show-details="true"/>
                <table:data-pilot-member table:name="(2,474,119)" table:display="true" table:show-details="true"/>
                <table:data-pilot-member table:name="(2,473,908)" table:display="true" table:show-details="true"/>
                <table:data-pilot-member table:name="(2,469,287)" table:display="true" table:show-details="true"/>
                <table:data-pilot-member table:name="(2,437,664)" table:display="true" table:show-details="true"/>
                <table:data-pilot-member table:name="(2,389,912)" table:display="true" table:show-details="true"/>
                <table:data-pilot-member table:name="(2,330,000)" table:display="true" table:show-details="true"/>
                <table:data-pilot-member table:name="(2,319,222)" table:display="true" table:show-details="true"/>
                <table:data-pilot-member table:name="(2,317,400)" table:display="true" table:show-details="true"/>
                <table:data-pilot-member table:name="(2,301,756)" table:display="true" table:show-details="true"/>
                <table:data-pilot-member table:name="(2,278,563)" table:display="true" table:show-details="true"/>
                <table:data-pilot-member table:name="(2,117,342)" table:display="true" table:show-details="true"/>
                <table:data-pilot-member table:name="(2,078,764)" table:display="true" table:show-details="true"/>
                <table:data-pilot-member table:name="(2,012,963)" table:display="true" table:show-details="true"/>
                <table:data-pilot-member table:name="(1,975,491)" table:display="true" table:show-details="true"/>
                <table:data-pilot-member table:name="(1,961,000)" table:display="true" table:show-details="true"/>
                <table:data-pilot-member table:name="(1,871,534)" table:display="true" table:show-details="true"/>
                <table:data-pilot-member table:name="(1,628,951)" table:display="true" table:show-details="true"/>
                <table:data-pilot-member table:name="(1,609,000)" table:display="true" table:show-details="true"/>
                <table:data-pilot-member table:name="(1,561,500)" table:display="true" table:show-details="true"/>
                <table:data-pilot-member table:name="(1,512,132)" table:display="true" table:show-details="true"/>
                <table:data-pilot-member table:name="(1,510,461)" table:display="true" table:show-details="true"/>
                <table:data-pilot-member table:name="(1,449,836)" table:display="true" table:show-details="true"/>
                <table:data-pilot-member table:name="(1,431,000)" table:display="true" table:show-details="true"/>
                <table:data-pilot-member table:name="(1,382,164)" table:display="true" table:show-details="true"/>
                <table:data-pilot-member table:name="(1,190,583)" table:display="true" table:show-details="true"/>
                <table:data-pilot-member table:name="(1,181,672)" table:display="true" table:show-details="true"/>
                <table:data-pilot-member table:name="(1,154,000)" table:display="true" table:show-details="true"/>
                <table:data-pilot-member table:name="(1,102,500)" table:display="true" table:show-details="true"/>
                <table:data-pilot-member table:name="(1,036,000)" table:display="true" table:show-details="true"/>
                <table:data-pilot-member table:name="(1,026,700)" table:display="true" table:show-details="true"/>
                <table:data-pilot-member table:name="(1,000,000)" table:display="true" table:show-details="true"/>
                <table:data-pilot-member table:name="(996,701)" table:display="true" table:show-details="true"/>
                <table:data-pilot-member table:name="(992,168)" table:display="true" table:show-details="true"/>
                <table:data-pilot-member table:name="(924,032)" table:display="true" table:show-details="true"/>
                <table:data-pilot-member table:name="(922,088)" table:display="true" table:show-details="true"/>
                <table:data-pilot-member table:name="(910,782)" table:display="true" table:show-details="true"/>
                <table:data-pilot-member table:name="(902,400)" table:display="true" table:show-details="true"/>
                <table:data-pilot-member table:name="(898,350)" table:display="true" table:show-details="true"/>
                <table:data-pilot-member table:name="(896,132)" table:display="true" table:show-details="true"/>
                <table:data-pilot-member table:name="(816,000)" table:display="true" table:show-details="true"/>
                <table:data-pilot-member table:name="(807,956)" table:display="true" table:show-details="true"/>
                <table:data-pilot-member table:name="(800,000)" table:display="true" table:show-details="true"/>
                <table:data-pilot-member table:name="(773,932)" table:display="true" table:show-details="true"/>
                <table:data-pilot-member table:name="(726,349)" table:display="true" table:show-details="true"/>
                <table:data-pilot-member table:name="(698,000)" table:display="true" table:show-details="true"/>
                <table:data-pilot-member table:name="(671,200)" table:display="true" table:show-details="true"/>
                <table:data-pilot-member table:name="(616,402)" table:display="true" table:show-details="true"/>
                <table:data-pilot-member table:name="(613,366)" table:display="true" table:show-details="true"/>
                <table:data-pilot-member table:name="(609,972)" table:display="true" table:show-details="true"/>
                <table:data-pilot-member table:name="(572,888)" table:display="true" table:show-details="true"/>
                <table:data-pilot-member table:name="(570,539)" table:display="true" table:show-details="true"/>
                <table:data-pilot-member table:name="(561,100)" table:display="true" table:show-details="true"/>
                <table:data-pilot-member table:name="(483,844)" table:display="true" table:show-details="true"/>
                <table:data-pilot-member table:name="(477,649)" table:display="true" table:show-details="true"/>
                <table:data-pilot-member table:name="(403,053)" table:display="true" table:show-details="true"/>
                <table:data-pilot-member table:name="(400,000)" table:display="true" table:show-details="true"/>
                <table:data-pilot-member table:name="(399,000)" table:display="true" table:show-details="true"/>
                <table:data-pilot-member table:name="(386,000)" table:display="true" table:show-details="true"/>
                <table:data-pilot-member table:name="(385,924)" table:display="true" table:show-details="true"/>
                <table:data-pilot-member table:name="(378,291)" table:display="true" table:show-details="true"/>
                <table:data-pilot-member table:name="(345,000)" table:display="true" table:show-details="true"/>
                <table:data-pilot-member table:name="(339,971)" table:display="true" table:show-details="true"/>
                <table:data-pilot-member table:name="(339,489)" table:display="true" table:show-details="true"/>
                <table:data-pilot-member table:name="(300,000)" table:display="true" table:show-details="true"/>
                <table:data-pilot-member table:name="(293,778)" table:display="true" table:show-details="true"/>
                <table:data-pilot-member table:name="(281,700)" table:display="true" table:show-details="true"/>
                <table:data-pilot-member table:name="(280,000)" table:display="true" table:show-details="true"/>
                <table:data-pilot-member table:name="(260,000)" table:display="true" table:show-details="true"/>
                <table:data-pilot-member table:name="(232,040)" table:display="true" table:show-details="true"/>
                <table:data-pilot-member table:name="(220,480)" table:display="true" table:show-details="true"/>
                <table:data-pilot-member table:name="(218,168)" table:display="true" table:show-details="true"/>
                <table:data-pilot-member table:name="(195,000)" table:display="true" table:show-details="true"/>
                <table:data-pilot-member table:name="(192,500)" table:display="true" table:show-details="true"/>
                <table:data-pilot-member table:name="(187,900)" table:display="true" table:show-details="true"/>
                <table:data-pilot-member table:name="(180,000)" table:display="true" table:show-details="true"/>
                <table:data-pilot-member table:name="(171,000)" table:display="true" table:show-details="true"/>
                <table:data-pilot-member table:name="(158,633)" table:display="true" table:show-details="true"/>
                <table:data-pilot-member table:name="(156,143)" table:display="true" table:show-details="true"/>
                <table:data-pilot-member table:name="(150,800)" table:display="true" table:show-details="true"/>
                <table:data-pilot-member table:name="(149,616)" table:display="true" table:show-details="true"/>
                <table:data-pilot-member table:name="(142,900)" table:display="true" table:show-details="true"/>
                <table:data-pilot-member table:name="(122,653)" table:display="true" table:show-details="true"/>
                <table:data-pilot-member table:name="(115,873)" table:display="true" table:show-details="true"/>
                <table:data-pilot-member table:name="(110,800)" table:display="true" table:show-details="true"/>
                <table:data-pilot-member table:name="(103,061)" table:display="true" table:show-details="true"/>
                <table:data-pilot-member table:name="(102,158)" table:display="true" table:show-details="true"/>
                <table:data-pilot-member table:name="(85,000)" table:display="true" table:show-details="true"/>
                <table:data-pilot-member table:name="(70,000)" table:display="true" table:show-details="true"/>
                <table:data-pilot-member table:name="(69,100)" table:display="true" table:show-details="true"/>
                <table:data-pilot-member table:name="(65,000)" table:display="true" table:show-details="true"/>
                <table:data-pilot-member table:name="(37,045)" table:display="true" table:show-details="true"/>
                <table:data-pilot-member table:name="(37,000)" table:display="true" table:show-details="true"/>
                <table:data-pilot-member table:name="(36,200)" table:display="true" table:show-details="true"/>
                <table:data-pilot-member table:name="(36,130)" table:display="true" table:show-details="true"/>
                <table:data-pilot-member table:name="(20,000)" table:display="true" table:show-details="true"/>
                <table:data-pilot-member table:name="(17,850)" table:display="true" table:show-details="true"/>
                <table:data-pilot-member table:name="(15,900)" table:display="true" table:show-details="true"/>
                <table:data-pilot-member table:name="(13,225)" table:display="true" table:show-details="true"/>
                <table:data-pilot-member table:name="(1,500)" table:display="true" table:show-details="true"/>
                <table:data-pilot-member table:name="(327)" table:display="true" table:show-details="true"/>
                <table:data-pilot-member table:name="0" table:display="true" table:show-details="true"/>
                <table:data-pilot-member table:name="51" table:display="true" table:show-details="true"/>
                <table:data-pilot-member table:name="396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1,100" table:display="true" table:show-details="true"/>
                <table:data-pilot-member table:name="1,386" table:display="true" table:show-details="true"/>
                <table:data-pilot-member table:name="1,535" table:display="true" table:show-details="true"/>
                <table:data-pilot-member table:name="1,797" table:display="true" table:show-details="true"/>
                <table:data-pilot-member table:name="2,044" table:display="true" table:show-details="true"/>
                <table:data-pilot-member table:name="2,233" table:display="true" table:show-details="true"/>
                <table:data-pilot-member table:name="2,387" table:display="true" table:show-details="true"/>
                <table:data-pilot-member table:name="3,337" table:display="true" table:show-details="true"/>
                <table:data-pilot-member table:name="4,030" table:display="true" table:show-details="true"/>
                <table:data-pilot-member table:name="4,192" table:display="true" table:show-details="true"/>
                <table:data-pilot-member table:name="4,703" table:display="true" table:show-details="true"/>
                <table:data-pilot-member table:name="6,581" table:display="true" table:show-details="true"/>
                <table:data-pilot-member table:name="6,841" table:display="true" table:show-details="true"/>
                <table:data-pilot-member table:name="6,923" table:display="true" table:show-details="true"/>
                <table:data-pilot-member table:name="7,000" table:display="true" table:show-details="true"/>
                <table:data-pilot-member table:name="7,300" table:display="true" table:show-details="true"/>
                <table:data-pilot-member table:name="7,418" table:display="true" table:show-details="true"/>
                <table:data-pilot-member table:name="7,607" table:display="true" table:show-details="true"/>
                <table:data-pilot-member table:name="7,954" table:display="true" table:show-details="true"/>
                <table:data-pilot-member table:name="8,937" table:display="true" table:show-details="true"/>
                <table:data-pilot-member table:name="11,800" table:display="true" table:show-details="true"/>
                <table:data-pilot-member table:name="12,411" table:display="true" table:show-details="true"/>
                <table:data-pilot-member table:name="12,923" table:display="true" table:show-details="true"/>
                <table:data-pilot-member table:name="14,923" table:display="true" table:show-details="true"/>
                <table:data-pilot-member table:name="15,708" table:display="true" table:show-details="true"/>
                <table:data-pilot-member table:name="17,648" table:display="true" table:show-details="true"/>
                <table:data-pilot-member table:name="18,609" table:display="true" table:show-details="true"/>
                <table:data-pilot-member table:name="18,746" table:display="true" table:show-details="true"/>
                <table:data-pilot-member table:name="19,225" table:display="true" table:show-details="true"/>
                <table:data-pilot-member table:name="19,993" table:display="true" table:show-details="true"/>
                <table:data-pilot-member table:name="21,357" table:display="true" table:show-details="true"/>
                <table:data-pilot-member table:name="22,272" table:display="true" table:show-details="true"/>
                <table:data-pilot-member table:name="22,518" table:display="true" table:show-details="true"/>
                <table:data-pilot-member table:name="25,850" table:display="true" table:show-details="true"/>
                <table:data-pilot-member table:name="40,000" table:display="true" table:show-details="true"/>
                <table:data-pilot-member table:name="40,085" table:display="true" table:show-details="true"/>
                <table:data-pilot-member table:name="40,917" table:display="true" table:show-details="true"/>
                <table:data-pilot-member table:name="44,086" table:display="true" table:show-details="true"/>
                <table:data-pilot-member table:name="54,053" table:display="true" table:show-details="true"/>
                <table:data-pilot-member table:name="58,882" table:display="true" table:show-details="true"/>
                <table:data-pilot-member table:name="64,117" table:display="true" table:show-details="true"/>
                <table:data-pilot-member table:name="65,723" table:display="true" table:show-details="true"/>
                <table:data-pilot-member table:name="67,525" table:display="true" table:show-details="true"/>
                <table:data-pilot-member table:name="70,400" table:display="true" table:show-details="true"/>
                <table:data-pilot-member table:name="70,642" table:display="true" table:show-details="true"/>
                <table:data-pilot-member table:name="72,618" table:display="true" table:show-details="true"/>
                <table:data-pilot-member table:name="87,989" table:display="true" table:show-details="true"/>
                <table:data-pilot-member table:name="90,542" table:display="true" table:show-details="true"/>
                <table:data-pilot-member table:name="91,307" table:display="true" table:show-details="true"/>
                <table:data-pilot-member table:name="91,630" table:display="true" table:show-details="true"/>
                <table:data-pilot-member table:name="92,000" table:display="true" table:show-details="true"/>
                <table:data-pilot-member table:name="99,727" table:display="true" table:show-details="true"/>
                <table:data-pilot-member table:name="104,852" table:display="true" table:show-details="true"/>
                <table:data-pilot-member table:name="105,587" table:display="true" table:show-details="true"/>
                <table:data-pilot-member table:name="108,495" table:display="true" table:show-details="true"/>
                <table:data-pilot-member table:name="109,409" table:display="true" table:show-details="true"/>
                <table:data-pilot-member table:name="112,679" table:display="true" table:show-details="true"/>
                <table:data-pilot-member table:name="114,124" table:display="true" table:show-details="true"/>
                <table:data-pilot-member table:name="116,669" table:display="true" table:show-details="true"/>
                <table:data-pilot-member table:name="133,500" table:display="true" table:show-details="true"/>
                <table:data-pilot-member table:name="144,562" table:display="true" table:show-details="true"/>
                <table:data-pilot-member table:name="145,350" table:display="true" table:show-details="true"/>
                <table:data-pilot-member table:name="157,604" table:display="true" table:show-details="true"/>
                <table:data-pilot-member table:name="163,544" table:display="true" table:show-details="true"/>
                <table:data-pilot-member table:name="171,549" table:display="true" table:show-details="true"/>
                <table:data-pilot-member table:name="176,551" table:display="true" table:show-details="true"/>
                <table:data-pilot-member table:name="176,840" table:display="true" table:show-details="true"/>
                <table:data-pilot-member table:name="177,396" table:display="true" table:show-details="true"/>
                <table:data-pilot-member table:name="178,526" table:display="true" table:show-details="true"/>
                <table:data-pilot-member table:name="178,767" table:display="true" table:show-details="true"/>
                <table:data-pilot-member table:name="184,086" table:display="true" table:show-details="true"/>
                <table:data-pilot-member table:name="186,508" table:display="true" table:show-details="true"/>
                <table:data-pilot-member table:name="187,729" table:display="true" table:show-details="true"/>
                <table:data-pilot-member table:name="194,000" table:display="true" table:show-details="true"/>
                <table:data-pilot-member table:name="199,003" table:display="true" table:show-details="true"/>
                <table:data-pilot-member table:name="200,000" table:display="true" table:show-details="true"/>
                <table:data-pilot-member table:name="217,187" table:display="true" table:show-details="true"/>
                <table:data-pilot-member table:name="239,901" table:display="true" table:show-details="true"/>
                <table:data-pilot-member table:name="244,219" table:display="true" table:show-details="true"/>
                <table:data-pilot-member table:name="251,416" table:display="true" table:show-details="true"/>
                <table:data-pilot-member table:name="257,552" table:display="true" table:show-details="true"/>
                <table:data-pilot-member table:name="265,888" table:display="true" table:show-details="true"/>
                <table:data-pilot-member table:name="275,028" table:display="true" table:show-details="true"/>
                <table:data-pilot-member table:name="278,021" table:display="true" table:show-details="true"/>
                <table:data-pilot-member table:name="278,488" table:display="true" table:show-details="true"/>
                <table:data-pilot-member table:name="284,905" table:display="true" table:show-details="true"/>
                <table:data-pilot-member table:name="290,000" table:display="true" table:show-details="true"/>
                <table:data-pilot-member table:name="300,989" table:display="true" table:show-details="true"/>
                <table:data-pilot-member table:name="321,806" table:display="true" table:show-details="true"/>
                <table:data-pilot-member table:name="365,899" table:display="true" table:show-details="true"/>
                <table:data-pilot-member table:name="391,500" table:display="true" table:show-details="true"/>
                <table:data-pilot-member table:name="399,613" table:display="true" table:show-details="true"/>
                <table:data-pilot-member table:name="400,700" table:display="true" table:show-details="true"/>
                <table:data-pilot-member table:name="407,331" table:display="true" table:show-details="true"/>
                <table:data-pilot-member table:name="429,545" table:display="true" table:show-details="true"/>
                <table:data-pilot-member table:name="436,597" table:display="true" table:show-details="true"/>
                <table:data-pilot-member table:name="441,743" table:display="true" table:show-details="true"/>
                <table:data-pilot-member table:name="448,899" table:display="true" table:show-details="true"/>
                <table:data-pilot-member table:name="450,000" table:display="true" table:show-details="true"/>
                <table:data-pilot-member table:name="451,047" table:display="true" table:show-details="true"/>
                <table:data-pilot-member table:name="470,223" table:display="true" table:show-details="true"/>
                <table:data-pilot-member table:name="472,000" table:display="true" table:show-details="true"/>
                <table:data-pilot-member table:name="477,319" table:display="true" table:show-details="true"/>
                <table:data-pilot-member table:name="500,000" table:display="true" table:show-details="true"/>
                <table:data-pilot-member table:name="523,316" table:display="true" table:show-details="true"/>
                <table:data-pilot-member table:name="530,964" table:display="true" table:show-details="true"/>
                <table:data-pilot-member table:name="542,321" table:display="true" table:show-details="true"/>
                <table:data-pilot-member table:name="550,300" table:display="true" table:show-details="true"/>
                <table:data-pilot-member table:name="561,685" table:display="true" table:show-details="true"/>
                <table:data-pilot-member table:name="562,023" table:display="true" table:show-details="true"/>
                <table:data-pilot-member table:name="567,071" table:display="true" table:show-details="true"/>
                <table:data-pilot-member table:name="585,971" table:display="true" table:show-details="true"/>
                <table:data-pilot-member table:name="610,600" table:display="true" table:show-details="true"/>
                <table:data-pilot-member table:name="612,849" table:display="true" table:show-details="true"/>
                <table:data-pilot-member table:name="630,320" table:display="true" table:show-details="true"/>
                <table:data-pilot-member table:name="645,400" table:display="true" table:show-details="true"/>
                <table:data-pilot-member table:name="655,559" table:display="true" table:show-details="true"/>
                <table:data-pilot-member table:name="680,800" table:display="true" table:show-details="true"/>
                <table:data-pilot-member table:name="694,365" table:display="true" table:show-details="true"/>
                <table:data-pilot-member table:name="694,500" table:display="true" table:show-details="true"/>
                <table:data-pilot-member table:name="709,361" table:display="true" table:show-details="true"/>
                <table:data-pilot-member table:name="718,948" table:display="true" table:show-details="true"/>
                <table:data-pilot-member table:name="737,001" table:display="true" table:show-details="true"/>
                <table:data-pilot-member table:name="757,609" table:display="true" table:show-details="true"/>
                <table:data-pilot-member table:name="778,686" table:display="true" table:show-details="true"/>
                <table:data-pilot-member table:name="787,811" table:display="true" table:show-details="true"/>
                <table:data-pilot-member table:name="790,521" table:display="true" table:show-details="true"/>
                <table:data-pilot-member table:name="820,600" table:display="true" table:show-details="true"/>
                <table:data-pilot-member table:name="839,591" table:display="true" table:show-details="true"/>
                <table:data-pilot-member table:name="845,972" table:display="true" table:show-details="true"/>
                <table:data-pilot-member table:name="848,184" table:display="true" table:show-details="true"/>
                <table:data-pilot-member table:name="872,800" table:display="true" table:show-details="true"/>
                <table:data-pilot-member table:name="884,563" table:display="true" table:show-details="true"/>
                <table:data-pilot-member table:name="930,061" table:display="true" table:show-details="true"/>
                <table:data-pilot-member table:name="932,666" table:display="true" table:show-details="true"/>
                <table:data-pilot-member table:name="947,771" table:display="true" table:show-details="true"/>
                <table:data-pilot-member table:name="948,949" table:display="true" table:show-details="true"/>
                <table:data-pilot-member table:name="1,006,058" table:display="true" table:show-details="true"/>
                <table:data-pilot-member table:name="1,021,676" table:display="true" table:show-details="true"/>
                <table:data-pilot-member table:name="1,022,100" table:display="true" table:show-details="true"/>
                <table:data-pilot-member table:name="1,029,725" table:display="true" table:show-details="true"/>
                <table:data-pilot-member table:name="1,031,929" table:display="true" table:show-details="true"/>
                <table:data-pilot-member table:name="1,100,000" table:display="true" table:show-details="true"/>
                <table:data-pilot-member table:name="1,111,569" table:display="true" table:show-details="true"/>
                <table:data-pilot-member table:name="1,122,751" table:display="true" table:show-details="true"/>
                <table:data-pilot-member table:name="1,143,972" table:display="true" table:show-details="true"/>
                <table:data-pilot-member table:name="1,145,402" table:display="true" table:show-details="true"/>
                <table:data-pilot-member table:name="1,162,722" table:display="true" table:show-details="true"/>
                <table:data-pilot-member table:name="1,178,949" table:display="true" table:show-details="true"/>
                <table:data-pilot-member table:name="1,191,186" table:display="true" table:show-details="true"/>
                <table:data-pilot-member table:name="1,191,730" table:display="true" table:show-details="true"/>
                <table:data-pilot-member table:name="1,196,097" table:display="true" table:show-details="true"/>
                <table:data-pilot-member table:name="1,259,607" table:display="true" table:show-details="true"/>
                <table:data-pilot-member table:name="1,385,691" table:display="true" table:show-details="true"/>
                <table:data-pilot-member table:name="1,397,732" table:display="true" table:show-details="true"/>
                <table:data-pilot-member table:name="1,415,784" table:display="true" table:show-details="true"/>
                <table:data-pilot-member table:name="1,431,732" table:display="true" table:show-details="true"/>
                <table:data-pilot-member table:name="1,435,530" table:display="true" table:show-details="true"/>
                <table:data-pilot-member table:name="1,446,767" table:display="true" table:show-details="true"/>
                <table:data-pilot-member table:name="1,645,756" table:display="true" table:show-details="true"/>
                <table:data-pilot-member table:name="1,735,168" table:display="true" table:show-details="true"/>
                <table:data-pilot-member table:name="1,809,387" table:display="true" table:show-details="true"/>
                <table:data-pilot-member table:name="1,821,760" table:display="true" table:show-details="true"/>
                <table:data-pilot-member table:name="1,825,752" table:display="true" table:show-details="true"/>
                <table:data-pilot-member table:name="1,827,633" table:display="true" table:show-details="true"/>
                <table:data-pilot-member table:name="1,835,100" table:display="true" table:show-details="true"/>
                <table:data-pilot-member table:name="1,848,000" table:display="true" table:show-details="true"/>
                <table:data-pilot-member table:name="1,871,480" table:display="true" table:show-details="true"/>
                <table:data-pilot-member table:name="1,920,187" table:display="true" table:show-details="true"/>
                <table:data-pilot-member table:name="1,921,856" table:display="true" table:show-details="true"/>
                <table:data-pilot-member table:name="1,936,500" table:display="true" table:show-details="true"/>
                <table:data-pilot-member table:name="2,082,589" table:display="true" table:show-details="true"/>
                <table:data-pilot-member table:name="2,230,128" table:display="true" table:show-details="true"/>
                <table:data-pilot-member table:name="2,260,900" table:display="true" table:show-details="true"/>
                <table:data-pilot-member table:name="2,265,684" table:display="true" table:show-details="true"/>
                <table:data-pilot-member table:name="2,297,219" table:display="true" table:show-details="true"/>
                <table:data-pilot-member table:name="2,302,386" table:display="true" table:show-details="true"/>
                <table:data-pilot-member table:name="2,544,238" table:display="true" table:show-details="true"/>
                <table:data-pilot-member table:name="2,591,699" table:display="true" table:show-details="true"/>
                <table:data-pilot-member table:name="2,650,006" table:display="true" table:show-details="true"/>
                <table:data-pilot-member table:name="2,878,300" table:display="true" table:show-details="true"/>
                <table:data-pilot-member table:name="3,170,562" table:display="true" table:show-details="true"/>
                <table:data-pilot-member table:name="3,208,747" table:display="true" table:show-details="true"/>
                <table:data-pilot-member table:name="3,290,673" table:display="true" table:show-details="true"/>
                <table:data-pilot-member table:name="3,394,518" table:display="true" table:show-details="true"/>
                <table:data-pilot-member table:name="3,458,165" table:display="true" table:show-details="true"/>
                <table:data-pilot-member table:name="3,566,800" table:display="true" table:show-details="true"/>
                <table:data-pilot-member table:name="3,583,460" table:display="true" table:show-details="true"/>
                <table:data-pilot-member table:name="3,656,260" table:display="true" table:show-details="true"/>
                <table:data-pilot-member table:name="3,736,390" table:display="true" table:show-details="true"/>
                <table:data-pilot-member table:name="4,028,367" table:display="true" table:show-details="true"/>
                <table:data-pilot-member table:name="4,185,080" table:display="true" table:show-details="true"/>
                <table:data-pilot-member table:name="4,270,689" table:display="true" table:show-details="true"/>
                <table:data-pilot-member table:name="4,273,093" table:display="true" table:show-details="true"/>
                <table:data-pilot-member table:name="4,421,700" table:display="true" table:show-details="true"/>
                <table:data-pilot-member table:name="4,541,766" table:display="true" table:show-details="true"/>
                <table:data-pilot-member table:name="4,578,270" table:display="true" table:show-details="true"/>
                <table:data-pilot-member table:name="5,647,670" table:display="true" table:show-details="true"/>
                <table:data-pilot-member table:name="5,767,329" table:display="true" table:show-details="true"/>
                <table:data-pilot-member table:name="5,957,949" table:display="true" table:show-details="true"/>
                <table:data-pilot-member table:name="6,154,950" table:display="true" table:show-details="true"/>
                <table:data-pilot-member table:name="6,372,022" table:display="true" table:show-details="true"/>
                <table:data-pilot-member table:name="6,433,031" table:display="true" table:show-details="true"/>
                <table:data-pilot-member table:name="6,435,910" table:display="true" table:show-details="true"/>
                <table:data-pilot-member table:name="7,048,742" table:display="true" table:show-details="true"/>
                <table:data-pilot-member table:name="7,054,000" table:display="true" table:show-details="true"/>
                <table:data-pilot-member table:name="7,377,200" table:display="true" table:show-details="true"/>
                <table:data-pilot-member table:name="7,425,911" table:display="true" table:show-details="true"/>
                <table:data-pilot-member table:name="7,435,100" table:display="true" table:show-details="true"/>
                <table:data-pilot-member table:name="7,593,960" table:display="true" table:show-details="true"/>
                <table:data-pilot-member table:name="7,774,969" table:display="true" table:show-details="true"/>
                <table:data-pilot-member table:name="8,027,000" table:display="true" table:show-details="true"/>
                <table:data-pilot-member table:name="8,269,999" table:display="true" table:show-details="true"/>
                <table:data-pilot-member table:name="8,835,900" table:display="true" table:show-details="true"/>
                <table:data-pilot-member table:name="9,378,683" table:display="true" table:show-details="true"/>
                <table:data-pilot-member table:name="9,413,638" table:display="true" table:show-details="true"/>
                <table:data-pilot-member table:name="9,704,944" table:display="true" table:show-details="true"/>
                <table:data-pilot-member table:name="9,770,025" table:display="true" table:show-details="true"/>
                <table:data-pilot-member table:name="9,824,733" table:display="true" table:show-details="true"/>
                <table:data-pilot-member table:name="10,411,925" table:display="true" table:show-details="true"/>
                <table:data-pilot-member table:name="11,241,987" table:display="true" table:show-details="true"/>
                <table:data-pilot-member table:name="11,327,319" table:display="true" table:show-details="true"/>
                <table:data-pilot-member table:name="11,554,427" table:display="true" table:show-details="true"/>
                <table:data-pilot-member table:name="12,207,000" table:display="true" table:show-details="true"/>
                <table:data-pilot-member table:name="12,666,068" table:display="true" table:show-details="true"/>
                <table:data-pilot-member table:name="14,102,272" table:display="true" table:show-details="true"/>
                <table:data-pilot-member table:name="14,174,388" table:display="true" table:show-details="true"/>
                <table:data-pilot-member table:name="14,873,100" table:display="true" table:show-details="true"/>
                <table:data-pilot-member table:name="14,988,145" table:display="true" table:show-details="true"/>
                <table:data-pilot-member table:name="15,171,807" table:display="true" table:show-details="true"/>
                <table:data-pilot-member table:name="15,914,821" table:display="true" table:show-details="true"/>
                <table:data-pilot-member table:name="16,521,638" table:display="true" table:show-details="true"/>
                <table:data-pilot-member table:name="17,067,419" table:display="true" table:show-details="true"/>
                <table:data-pilot-member table:name="18,367,044" table:display="true" table:show-details="true"/>
                <table:data-pilot-member table:name="18,438,355" table:display="true" table:show-details="true"/>
                <table:data-pilot-member table:name="18,735,732" table:display="true" table:show-details="true"/>
                <table:data-pilot-member table:name="18,911,638" table:display="true" table:show-details="true"/>
                <table:data-pilot-member table:name="19,109,221" table:display="true" table:show-details="true"/>
                <table:data-pilot-member table:name="19,512,212" table:display="true" table:show-details="true"/>
                <table:data-pilot-member table:name="19,819,800" table:display="true" table:show-details="true"/>
                <table:data-pilot-member table:name="20,208,462" table:display="true" table:show-details="true"/>
                <table:data-pilot-member table:name="20,271,352" table:display="true" table:show-details="true"/>
                <table:data-pilot-member table:name="20,318,032" table:display="true" table:show-details="true"/>
                <table:data-pilot-member table:name="20,371,616" table:display="true" table:show-details="true"/>
                <table:data-pilot-member table:name="20,459,676" table:display="true" table:show-details="true"/>
                <table:data-pilot-member table:name="21,034,432" table:display="true" table:show-details="true"/>
                <table:data-pilot-member table:name="21,068,800" table:display="true" table:show-details="true"/>
                <table:data-pilot-member table:name="21,609,755" table:display="true" table:show-details="true"/>
                <table:data-pilot-member table:name="21,793,288" table:display="true" table:show-details="true"/>
                <table:data-pilot-member table:name="22,317,128" table:display="true" table:show-details="true"/>
                <table:data-pilot-member table:name="22,414,200" table:display="true" table:show-details="true"/>
                <table:data-pilot-member table:name="22,457,751" table:display="true" table:show-details="true"/>
                <table:data-pilot-member table:name="22,796,752" table:display="true" table:show-details="true"/>
                <table:data-pilot-member table:name="23,565,010" table:display="true" table:show-details="true"/>
                <table:data-pilot-member table:name="24,734,722" table:display="true" table:show-details="true"/>
                <table:data-pilot-member table:name="26,601,861" table:display="true" table:show-details="true"/>
                <table:data-pilot-member table:name="28,151,490" table:display="true" table:show-details="true"/>
                <table:data-pilot-member table:name="28,359,696" table:display="true" table:show-details="true"/>
                <table:data-pilot-member table:name="30,785,400" table:display="true" table:show-details="true"/>
                <table:data-pilot-member table:name="31,170,221" table:display="true" table:show-details="true"/>
                <table:data-pilot-member table:name="31,285,057" table:display="true" table:show-details="true"/>
                <table:data-pilot-member table:name="31,906,700" table:display="true" table:show-details="true"/>
                <table:data-pilot-member table:name="31,992,202" table:display="true" table:show-details="true"/>
                <table:data-pilot-member table:name="33,786,130" table:display="true" table:show-details="true"/>
                <table:data-pilot-member table:name="34,194,300" table:display="true" table:show-details="true"/>
                <table:data-pilot-member table:name="37,314,374" table:display="true" table:show-details="true"/>
                <table:data-pilot-member table:name="37,479,721" table:display="true" table:show-details="true"/>
                <table:data-pilot-member table:name="37,848,700" table:display="true" table:show-details="true"/>
                <table:data-pilot-member table:name="38,002,887" table:display="true" table:show-details="true"/>
                <table:data-pilot-member table:name="38,297,700" table:display="true" table:show-details="true"/>
                <table:data-pilot-member table:name="38,931,600" table:display="true" table:show-details="true"/>
                <table:data-pilot-member table:name="40,788,762" table:display="true" table:show-details="true"/>
                <table:data-pilot-member table:name="41,176,396" table:display="true" table:show-details="true"/>
                <table:data-pilot-member table:name="41,651,054" table:display="true" table:show-details="true"/>
                <table:data-pilot-member table:name="42,460,061" table:display="true" table:show-details="true"/>
                <table:data-pilot-member table:name="44,062,666" table:display="true" table:show-details="true"/>
                <table:data-pilot-member table:name="51,314,727" table:display="true" table:show-details="true"/>
                <table:data-pilot-member table:name="52,163,454" table:display="true" table:show-details="true"/>
                <table:data-pilot-member table:name="52,841,300" table:display="true" table:show-details="true"/>
                <table:data-pilot-member table:name="56,977,632" table:display="true" table:show-details="true"/>
                <table:data-pilot-member table:name="57,578,234" table:display="true" table:show-details="true"/>
                <table:data-pilot-member table:name="58,076,400" table:display="true" table:show-details="true"/>
                <table:data-pilot-member table:name="61,977,278" table:display="true" table:show-details="true"/>
                <table:data-pilot-member table:name="62,264,906" table:display="true" table:show-details="true"/>
                <table:data-pilot-member table:name="62,527,874" table:display="true" table:show-details="true"/>
                <table:data-pilot-member table:name="65,168,395" table:display="true" table:show-details="true"/>
                <table:data-pilot-member table:name="65,559,316" table:display="true" table:show-details="true"/>
                <table:data-pilot-member table:name="67,202,490" table:display="true" table:show-details="true"/>
                <table:data-pilot-member table:name="68,431,016" table:display="true" table:show-details="true"/>
                <table:data-pilot-member table:name="69,401,400" table:display="true" table:show-details="true"/>
                <table:data-pilot-member table:name="80,237,542" table:display="true" table:show-details="true"/>
                <table:data-pilot-member table:name="80,856,899" table:display="true" table:show-details="true"/>
                <table:data-pilot-member table:name="83,140,161" table:display="true" table:show-details="true"/>
                <table:data-pilot-member table:name="83,687,326" table:display="true" table:show-details="true"/>
                <table:data-pilot-member table:name="88,987,884" table:display="true" table:show-details="true"/>
                <table:data-pilot-member table:name="91,732,600" table:display="true" table:show-details="true"/>
                <table:data-pilot-member table:name="92,401,735" table:display="true" table:show-details="true"/>
                <table:data-pilot-member table:name="94,399,392" table:display="true" table:show-details="true"/>
                <table:data-pilot-member table:name="95,018,744" table:display="true" table:show-details="true"/>
                <table:data-pilot-member table:name="125,687,198" table:display="true" table:show-details="true"/>
                <table:data-pilot-member table:name="135,965,551" table:display="true" table:show-details="true"/>
                <table:data-pilot-member table:name="137,797,840" table:display="true" table:show-details="true"/>
                <table:data-pilot-member table:name="154,358,062" table:display="true" table:show-details="true"/>
                <table:data-pilot-member table:name="164,734,698" table:display="true" table:show-details="true"/>
                <table:data-pilot-member table:name="166,053,359" table:display="true" table:show-details="true"/>
                <table:data-pilot-member table:name="177,907,501" table:display="true" table:show-details="true"/>
                <table:data-pilot-member table:name="189,823,841" table:display="true" table:show-details="true"/>
                <table:data-pilot-member table:name="190,739,930" table:display="true" table:show-details="true"/>
                <table:data-pilot-member table:name="240,366,500" table:display="true" table:show-details="true"/>
                <table:data-pilot-member table:name="273,326,487" table:display="true" table:show-details="true"/>
                <table:data-pilot-member table:name="311,374,799" table:display="true" table:show-details="true"/>
                <table:data-pilot-member table:name="332,816,718" table:display="true" table:show-details="true"/>
                <table:data-pilot-member table:name="335,785,845" table:display="true" table:show-details="true"/>
                <table:data-pilot-member table:name="393,961,314" table:display="true" table:show-details="true"/>
                <table:data-pilot-member table:name="428,586,000" table:display="true" table:show-details="true"/>
                <table:data-pilot-member table:name="505,028,985" table:display="true" table:show-details="true"/>
                <table:data-pilot-member table:name="622,699,158" table:display="true" table:show-details="true"/>
                <table:data-pilot-member table:name="831,240,338" table:display="true" table:show-details="true"/>
                <table:data-pilot-member table:name="966,681,012" table:display="true" table:show-details="true"/>
                <table:data-pilot-member table:name="1,156,115,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/>
    </number:number-style>
    <number:text-style style:name="N125"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1.34pt" fo:margin-bottom="22.71pt" fo:margin-left="8.5pt" fo:margin-right="8.5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01pt" fo:margin-left="0pt" fo:margin-right="0pt" fo:margin-top="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print-date>2015-12-17T16:44:02</meta:print-date>
    <meta:creation-date>2015-12-16T16:13:00</meta:creation-date>
    <dc:date>2016-09-01T14:15:32.513528000</dc:date>
    <meta:generator>LibreOffice/5.1.2.2$MacOSX_X86_64 LibreOffice_project/d3bf12ecb743fc0d20e0be0c58ca359301eb705f</meta:generator>
    <meta:editing-duration>PT3M20S</meta:editing-duration>
    <meta:editing-cycles>1</meta:editing-cycles>
    <meta:document-statistic meta:table-count="2" meta:cell-count="4342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